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11.307cm" fo:min-width="1.151cm"/>
    </style:style>
    <style:style style:name="gr4" style:family="graphic" style:parent-style-name="standard">
      <style:graphic-properties draw:stroke="none" svg:stroke-color="#000000" draw:fill="none" draw:fill-color="#ffffff" fo:min-height="0.589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0.512cm" fo:min-width="2.501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523cm" fo:min-width="2.613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525cm" fo:min-width="2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9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0.863cm" fo:min-width="0cm" draw:shadow="hidden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svg:stroke-color="#cccccc" draw:fill-color="#cccccc" draw:textarea-horizontal-align="justify" draw:textarea-vertical-align="middle" draw:auto-grow-height="false" fo:min-height="0.751cm" fo:min-width="0cm"/>
    </style:style>
    <style:style style:name="gr13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14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06cm" svg:stroke-color="#cccccc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solid" draw:stroke-dash="Ultrafine_20_Dashed" svg:stroke-color="#cccccc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15cm"/>
    </style:style>
    <style:style style:name="gr18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1.102cm" fo:min-width="0.852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663300" draw:fill="none" draw:fill-color="#ffffff" fo:min-height="0.433cm"/>
    </style:style>
    <style:style style:name="gr20" style:family="graphic" style:parent-style-name="standard">
      <style:graphic-properties svg:stroke-color="#cccccc" draw:textarea-vertical-align="middle" draw:auto-grow-height="false" fo:min-height="0cm" fo:min-width="0cm" fo:wrap-option="wrap"/>
    </style:style>
    <style:style style:name="gr21" style:family="graphic" style:parent-style-name="standard">
      <style:graphic-properties svg:stroke-color="#cccccc" draw:textarea-vertical-align="bottom" draw:auto-grow-height="false" fo:min-height="0cm" fo:min-width="0cm" fo:wrap-option="wrap"/>
    </style:style>
    <style:style style:name="gr22" style:family="graphic" style:parent-style-name="standard">
      <style:graphic-properties svg:stroke-color="#cccccc" draw:textarea-vertical-align="middle" draw:auto-grow-height="false" fo:min-height="0.004cm" fo:min-width="0cm" fo:wrap-option="wrap"/>
    </style:style>
    <style:style style:name="gr23" style:family="graphic" style:parent-style-name="standard">
      <style:graphic-properties draw:stroke="none" svg:stroke-color="#000000" draw:fill="none" draw:fill-color="#ffffff" fo:min-height="0.865cm"/>
    </style:style>
    <style:style style:name="gr24" style:family="graphic" style:parent-style-name="standard">
      <style:graphic-properties svg:stroke-width="0.159cm" svg:stroke-color="#cccccc" draw:marker-start-width="0.438cm" draw:marker-end-width="0.438cm" draw:fill="none" draw:textarea-horizontal-align="justify" draw:textarea-vertical-align="middle" draw:auto-grow-height="false" fo:min-height="0.67cm" fo:min-width="0.492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26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159cm" svg:stroke-color="#6666ff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28" style:family="graphic" style:parent-style-name="objectwithoutfill">
      <style:graphic-properties draw:stroke="solid"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9" style:family="graphic" style:parent-style-name="standard">
      <style:graphic-properties svg:stroke-color="#ff3333" draw:fill-color="#ff3333" draw:textarea-horizontal-align="justify" draw:textarea-vertical-align="middle" draw:auto-grow-height="false" fo:min-height="0.512cm" fo:min-width="2.501cm"/>
    </style:style>
    <style:style style:name="gr30" style:family="graphic" style:parent-style-name="standard">
      <style:graphic-properties svg:stroke-color="#ff3333" draw:fill-color="#ff3333" draw:textarea-horizontal-align="justify" draw:textarea-vertical-align="middle" draw:auto-grow-height="false" fo:min-height="0.523cm" fo:min-width="2.613cm"/>
    </style:style>
    <style:style style:name="gr31" style:family="graphic" style:parent-style-name="standard">
      <style:graphic-properties svg:stroke-color="#ff3333" draw:fill-color="#ff3333" draw:textarea-horizontal-align="justify" draw:textarea-vertical-align="middle" draw:auto-grow-height="false" fo:min-height="0.525cm" fo:min-width="2.501cm"/>
    </style:style>
    <style:style style:name="gr32" style:family="graphic" style:parent-style-name="objectwithoutfill">
      <style:graphic-properties draw:stroke="solid" draw:fill="none" draw:textarea-vertical-align="middle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1.02cm" fo:min-width="0.008cm" draw:shadow="hidden"/>
    </style:style>
    <style:style style:name="gr34" style:family="graphic" style:parent-style-name="standard">
      <style:graphic-properties svg:stroke-color="#6666ff" draw:fill-color="#6666ff" draw:textarea-horizontal-align="justify" draw:textarea-vertical-align="middle" draw:auto-grow-height="false" fo:min-height="0.751cm" fo:min-width="0cm"/>
    </style:style>
    <style:style style:name="gr35" style:family="graphic" style:parent-style-name="standard">
      <style:graphic-properties svg:stroke-width="0.053cm" svg:stroke-color="#ff3333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width="0.053cm" svg:stroke-color="#ff3333" draw:marker-end-width="0.279cm" draw:fill="none" draw:fill-color="#ffffff" draw:textarea-horizontal-align="left" draw:auto-grow-height="true" draw:auto-grow-width="false" fo:min-height="0.433cm" fo:min-width="0cm"/>
    </style:style>
    <style:style style:name="gr37" style:family="graphic" style:parent-style-name="standard">
      <style:graphic-properties svg:stroke-width="0.106cm" svg:stroke-color="#ff3333" draw:marker-start-width="0.359cm" draw:marker-end-width="0.359cm" draw:fill-color="#ff3333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6666ff" draw:marker-start-width="0.359cm" draw:marker-end-width="0.359cm" draw:fill-color="#6666ff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7cm" fo:min-width="0.511cm" fo:padding-top="0.204cm" fo:padding-bottom="0.204cm" fo:padding-left="0.329cm" fo:padding-right="0.329cm"/>
    </style:style>
    <style:style style:name="gr40" style:family="graphic" style:parent-style-name="standard">
      <style:graphic-properties svg:stroke-color="#009900" draw:textarea-vertical-align="middle" draw:auto-grow-height="false" fo:min-height="0cm" fo:min-width="0cm" fo:wrap-option="wrap"/>
    </style:style>
    <style:style style:name="gr41" style:family="graphic" style:parent-style-name="standard">
      <style:graphic-properties svg:stroke-color="#009900" draw:textarea-vertical-align="bottom" draw:auto-grow-height="false" fo:min-height="0cm" fo:min-width="0cm" fo:wrap-option="wrap"/>
    </style:style>
    <style:style style:name="gr42" style:family="graphic" style:parent-style-name="standard">
      <style:graphic-properties svg:stroke-color="#ff3333" draw:fill-color="#ff3333" draw:textarea-horizontal-align="justify" draw:textarea-vertical-align="middle" draw:auto-grow-height="false" fo:min-height="0.751cm" fo:min-width="0cm"/>
    </style:style>
    <style:style style:name="gr43" style:family="graphic" style:parent-style-name="standard">
      <style:graphic-properties draw:stroke="none" svg:stroke-color="#000000" draw:fill="none" draw:fill-color="#ffffff" fo:min-height="1.423cm"/>
    </style:style>
    <style:style style:name="gr44" style:family="graphic" style:parent-style-name="standard">
      <style:graphic-properties svg:stroke-width="0.053cm" svg:stroke-color="#663300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width="0.053cm" svg:stroke-color="#663300" draw:marker-end-width="0.279cm" draw:fill="none" draw:fill-color="#ffffff" draw:textarea-horizontal-align="left" draw:auto-grow-height="true" draw:auto-grow-width="false" fo:min-height="0.433cm" fo:min-width="0cm"/>
    </style:style>
    <style:style style:name="gr46" style:family="graphic" style:parent-style-name="standard">
      <style:graphic-properties svg:stroke-color="#ff3333" draw:fill-color="#ff3333" draw:textarea-horizontal-align="justify" draw:textarea-vertical-align="middle" draw:auto-grow-height="false" fo:min-height="1.02cm" fo:min-width="0.186cm" draw:shadow="hidden"/>
    </style:style>
    <style:style style:name="gr47" style:family="graphic" style:parent-style-name="standard">
      <style:graphic-properties svg:stroke-color="#6666ff" draw:fill-color="#6666ff" draw:textarea-horizontal-align="justify" draw:textarea-vertical-align="middle" draw:auto-grow-height="false" fo:min-height="0.512cm" fo:min-width="2.501cm"/>
    </style:style>
    <style:style style:name="gr48" style:family="graphic" style:parent-style-name="standard">
      <style:graphic-properties svg:stroke-color="#6666ff" draw:fill-color="#6666ff" draw:textarea-horizontal-align="justify" draw:textarea-vertical-align="middle" draw:auto-grow-height="false" fo:min-height="0.523cm" fo:min-width="2.613cm"/>
    </style:style>
    <style:style style:name="gr49" style:family="graphic" style:parent-style-name="standard">
      <style:graphic-properties svg:stroke-color="#6666ff" draw:fill-color="#6666ff" draw:textarea-horizontal-align="justify" draw:textarea-vertical-align="middle" draw:auto-grow-height="false" fo:min-height="0.525cm" fo:min-width="2.501cm"/>
    </style:style>
    <style:style style:name="gr50" style:family="graphic" style:parent-style-name="standard">
      <style:graphic-properties svg:stroke-width="0.053cm" svg:stroke-color="#6666ff" draw:marker-start="Arrow" draw:marker-start-width="0.3cm" draw:marker-end-width="0.279cm" draw:textarea-vertical-align="bottom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width="0.053cm" svg:stroke-color="#6666ff" draw:marker-end-width="0.279cm" draw:fill="none" draw:fill-color="#ffffff" draw:textarea-horizontal-align="left" draw:auto-grow-height="true" draw:auto-grow-width="false" fo:min-height="0.433cm" fo:min-width="0cm"/>
    </style:style>
    <style:style style:name="gr52" style:family="graphic" style:parent-style-name="standard">
      <style:graphic-properties svg:stroke-color="#6666ff" draw:fill-color="#6666ff" draw:textarea-horizontal-align="justify" draw:textarea-vertical-align="middle" draw:auto-grow-height="false" fo:min-height="1.02cm" fo:min-width="0.008cm" draw:shadow="hidden"/>
    </style:style>
    <style:style style:name="gr53" style:family="graphic" style:parent-style-name="standard">
      <style:graphic-properties svg:stroke-color="#6666ff" draw:fill-color="#6666ff" draw:textarea-horizontal-align="justify" draw:textarea-vertical-align="middle" draw:auto-grow-height="false" fo:min-height="1.02cm" fo:min-width="0.186cm" draw:shadow="hidden"/>
    </style:style>
    <style:style style:name="gr54" style:family="graphic" style:parent-style-name="standard">
      <style:graphic-properties svg:stroke-color="#6666ff" draw:fill-color="#6666ff" draw:textarea-horizontal-align="justify" draw:textarea-vertical-align="middle" draw:auto-grow-height="false" fo:min-height="0.47cm" fo:min-width="2.554cm"/>
    </style:style>
    <style:style style:name="gr55" style:family="graphic" style:parent-style-name="standard">
      <style:graphic-properties svg:stroke-color="#ff3333" draw:fill-color="#ff3333" draw:textarea-horizontal-align="justify" draw:textarea-vertical-align="middle" draw:auto-grow-height="false" fo:min-height="0.47cm" fo:min-width="2.554cm"/>
    </style:style>
    <style:style style:name="gr56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008cm" draw:shadow="hidden"/>
    </style:style>
    <style:style style:name="gr57" style:family="graphic" style:parent-style-name="standard">
      <style:graphic-properties draw:stroke="none" svg:stroke-width="0.053cm" svg:stroke-color="#ff3333" draw:marker-end-width="0.279cm" draw:fill="none" draw:fill-color="#ffffff" draw:textarea-horizontal-align="left" draw:auto-grow-height="true" draw:auto-grow-width="false" fo:min-height="0.396cm" fo:min-width="0cm"/>
    </style:style>
    <style:style style:name="gr58" style:family="graphic" style:parent-style-name="standard">
      <style:graphic-properties draw:stroke="none" svg:stroke-color="#663300" draw:fill="none" draw:fill-color="#ffffff" fo:min-height="0.39cm"/>
    </style:style>
    <style:style style:name="gr59" style:family="graphic" style:parent-style-name="standard">
      <style:graphic-properties draw:stroke="none" svg:stroke-width="0.053cm" svg:stroke-color="#663300" draw:marker-end-width="0.279cm" draw:fill="none" draw:fill-color="#ffffff" draw:textarea-horizontal-align="left" draw:auto-grow-height="true" draw:auto-grow-width="false" fo:min-height="0.39cm" fo:min-width="0cm"/>
    </style:style>
    <style:style style:name="gr60" style:family="graphic" style:parent-style-name="standard">
      <style:graphic-properties svg:stroke-color="#ff3333" draw:fill-color="#ff3333" draw:textarea-horizontal-align="justify" draw:textarea-vertical-align="middle" draw:auto-grow-height="false" fo:min-height="0.614cm" fo:min-width="0.186cm" draw:shadow="hidden"/>
    </style:style>
    <style:style style:name="gr61" style:family="graphic" style:parent-style-name="standard">
      <style:graphic-properties svg:stroke-color="#ff3333" draw:fill-color="#ff3333" draw:textarea-horizontal-align="justify" draw:textarea-vertical-align="middle" draw:auto-grow-height="false" fo:min-height="0.258cm" fo:min-width="0cm" draw:shadow="hidden"/>
    </style:style>
    <style:style style:name="gr62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.313cm" draw:shadow="hidden"/>
    </style:style>
    <style:style style:name="gr63" style:family="graphic" style:parent-style-name="standard">
      <style:graphic-properties svg:stroke-color="#6666ff" draw:fill-color="#6666ff" draw:textarea-horizontal-align="justify" draw:textarea-vertical-align="middle" draw:auto-grow-height="false" fo:min-height="0.24cm" fo:min-width="0cm"/>
    </style:style>
    <style:style style:name="gr64" style:family="graphic" style:parent-style-name="standard">
      <style:graphic-properties svg:stroke-color="#999999" draw:fill-color="#999999" draw:textarea-horizontal-align="justify" draw:textarea-vertical-align="middle" draw:auto-grow-height="false" fo:min-height="0.309cm" fo:min-width="0cm" draw:shadow="hidden"/>
    </style:style>
    <style:style style:name="gr65" style:family="graphic" style:parent-style-name="objectwithoutfill">
      <style:graphic-properties draw:stroke="dash" draw:stroke-dash="Ultrafine_20_Dashed" draw:fill="none" draw:textarea-vertical-align="middle"/>
    </style:style>
    <style:style style:name="gr66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.186cm" draw:shadow="hidden"/>
    </style:style>
    <style:style style:name="gr67" style:family="graphic" style:parent-style-name="standard">
      <style:graphic-properties draw:stroke="none" svg:stroke-width="0.053cm" svg:stroke-color="#6666ff" draw:marker-end-width="0.279cm" draw:fill="none" draw:fill-color="#ffffff" draw:textarea-horizontal-align="left" draw:auto-grow-height="true" draw:auto-grow-width="false" fo:min-height="0.405cm" fo:min-width="0cm"/>
    </style:style>
    <style:style style:name="gr68" style:family="graphic" style:parent-style-name="standard">
      <style:graphic-properties svg:stroke-color="#808080" draw:fill-color="#808080" draw:textarea-horizontal-align="justify" draw:textarea-vertical-align="middle" draw:auto-grow-height="false" fo:min-height="0.47cm" fo:min-width="2.554cm"/>
    </style:style>
    <style:style style:name="gr69" style:family="graphic" style:parent-style-name="standard">
      <style:graphic-properties svg:stroke-color="#6666ff" draw:fill-color="#6666ff" draw:textarea-horizontal-align="justify" draw:textarea-vertical-align="middle" draw:auto-grow-height="false" fo:min-height="0.106cm" fo:min-width="0cm"/>
    </style:style>
    <style:style style:name="gr70" style:family="graphic" style:parent-style-name="standard">
      <style:graphic-properties svg:stroke-color="#ff3333" draw:fill-color="#ff3333" draw:textarea-horizontal-align="justify" draw:textarea-vertical-align="middle" draw:auto-grow-height="false" fo:min-height="0.204cm" fo:min-width="0cm" draw:shadow="hidden"/>
    </style:style>
    <style:style style:name="gr71" style:family="graphic" style:parent-style-name="standard">
      <style:graphic-properties svg:stroke-color="#999999" draw:fill-color="#999999" draw:textarea-horizontal-align="justify" draw:textarea-vertical-align="middle" draw:auto-grow-height="false" fo:min-height="0.24cm" fo:min-width="0cm"/>
    </style:style>
    <style:style style:name="gr72" style:family="graphic" style:parent-style-name="standard">
      <style:graphic-properties draw:fill-color="#6666ff" draw:textarea-horizontal-align="justify" draw:textarea-vertical-align="middle" draw:auto-grow-height="false" fo:min-height="0.506cm" fo:min-width="0cm"/>
    </style:style>
    <style:style style:name="gr73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.059cm" draw:shadow="hidden"/>
    </style:style>
    <style:style style:name="gr74" style:family="graphic" style:parent-style-name="standard">
      <style:graphic-properties svg:stroke-color="#ff3333" draw:fill-color="#ff3333" draw:textarea-horizontal-align="justify" draw:textarea-vertical-align="middle" draw:auto-grow-height="false" fo:min-height="0.207cm" fo:min-width="0cm" draw:shadow="hidden"/>
    </style:style>
    <style:style style:name="gr75" style:family="graphic" style:parent-style-name="standard">
      <style:graphic-properties svg:stroke-color="#ff3333" draw:fill-color="#ff3333" draw:textarea-horizontal-align="justify" draw:textarea-vertical-align="middle" draw:auto-grow-height="false" fo:min-height="0.309cm" fo:min-width="0.618cm" draw:shadow="hidden"/>
    </style:style>
    <style:style style:name="gr76" style:family="graphic" style:parent-style-name="standard">
      <style:graphic-properties draw:stroke="none" svg:stroke-color="#000000" draw:fill="none" draw:fill-color="#ffffff" fo:min-height="0.957cm"/>
    </style:style>
    <style:style style:name="gr77" style:family="graphic" style:parent-style-name="standard">
      <style:graphic-properties draw:stroke="none" svg:stroke-color="#000000" draw:fill="none" draw:fill-color="#ffffff" fo:min-height="0.258cm"/>
    </style:style>
    <style:style style:name="gr78" style:family="graphic" style:parent-style-name="standard">
      <style:graphic-properties draw:fill-color="#6666ff" draw:textarea-horizontal-align="justify" draw:textarea-vertical-align="middle" draw:auto-grow-height="false" fo:min-height="0.24cm" fo:min-width="0cm"/>
    </style:style>
    <style:style style:name="gr79" style:family="graphic" style:parent-style-name="standard">
      <style:graphic-properties svg:stroke-color="#808080" draw:fill-color="#999999" draw:textarea-horizontal-align="justify" draw:textarea-vertical-align="middle" draw:auto-grow-height="false" fo:min-height="0.24cm" fo:min-width="0cm"/>
    </style:style>
    <style:style style:name="gr80" style:family="graphic" style:parent-style-name="standard">
      <style:graphic-properties draw:stroke="dash" draw:stroke-dash="Ultrafine_20_2_20_Dots_20_3_20_Dashes" svg:stroke-color="#999999" draw:fill-color="#999999" draw:textarea-horizontal-align="justify" draw:textarea-vertical-align="middle" draw:auto-grow-height="false" fo:min-height="0.309cm" fo:min-width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dddddd"/>
      <style:paragraph-properties fo:text-align="end"/>
    </style:style>
    <style:style style:name="P5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3.81cm" fo:margin-right="0cm" fo:text-align="center" fo:text-indent="0cm"/>
    </style:style>
    <style:style style:name="P9" style:family="paragraph">
      <loext:graphic-properties draw:fill-color="#cccccc"/>
      <style:paragraph-properties fo:margin-left="3.81cm" fo:margin-right="0cm" fo:text-align="center" fo:text-indent="0cm"/>
    </style:style>
    <style:style style:name="P10" style:family="paragraph">
      <style:paragraph-properties fo:margin-left="3.175cm" fo:margin-right="0cm" fo:text-align="center" fo:text-indent="0cm"/>
    </style:style>
    <style:style style:name="P11" style:family="paragraph">
      <loext:graphic-properties draw:fill-color="#cccccc"/>
      <style:paragraph-properties fo:margin-left="3.175cm" fo:margin-right="0cm" fo:text-align="center" fo:text-indent="0cm"/>
    </style:style>
    <style:style style:name="P12" style:family="paragraph">
      <style:paragraph-properties fo:margin-left="0cm" fo:margin-right="0cm" fo:margin-top="0cm" fo:margin-bottom="0cm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14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color="#cccccc"/>
    </style:style>
    <style:style style:name="P16" style:family="paragraph">
      <loext:graphic-properties draw:fill="none" draw:fill-color="#ffffff"/>
      <style:text-properties fo:color="#663300" fo:font-size="11pt" style:font-size-asian="11pt" style:font-size-complex="11pt"/>
    </style:style>
    <style:style style:name="P17" style:family="paragraph">
      <style:paragraph-properties fo:margin-left="1.245cm" fo:margin-right="0cm" fo:text-align="center" fo:text-indent="0cm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3333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3333"/>
      <style:paragraph-properties fo:text-align="center"/>
    </style:style>
    <style:style style:name="P22" style:family="paragraph">
      <style:paragraph-properties fo:margin-left="5.69cm" fo:margin-right="0cm" fo:text-align="center" fo:text-indent="0cm"/>
    </style:style>
    <style:style style:name="P23" style:family="paragraph">
      <loext:graphic-properties draw:fill-color="#ff3333"/>
      <style:paragraph-properties fo:margin-left="5.69cm" fo:margin-right="0cm" fo:text-align="center" fo:text-indent="0cm"/>
    </style:style>
    <style:style style:name="P24" style:family="paragraph">
      <style:paragraph-properties fo:margin-left="5.029cm" fo:margin-right="0cm" fo:text-align="center" fo:text-indent="0cm"/>
    </style:style>
    <style:style style:name="P25" style:family="paragraph">
      <loext:graphic-properties draw:fill-color="#6666ff"/>
      <style:paragraph-properties fo:margin-left="5.029cm" fo:margin-right="0cm" fo:text-align="center" fo:text-indent="0cm"/>
    </style:style>
    <style:style style:name="P26" style:family="paragraph">
      <loext:graphic-properties draw:fill="none" draw:fill-color="#ffffff"/>
      <style:text-properties fo:color="#000000"/>
    </style:style>
    <style:style style:name="P27" style:family="paragraph">
      <style:paragraph-properties fo:margin-top="0cm" fo:margin-bottom="0cm" fo:text-align="center"/>
    </style:style>
    <style:style style:name="P28" style:family="paragraph">
      <loext:graphic-properties draw:fill="none" draw:fill-color="#ffffff"/>
      <style:text-properties fo:color="#ff3333" fo:font-size="11pt" fo:background-color="transparent" style:font-size-asian="11pt" style:font-size-complex="11pt"/>
    </style:style>
    <style:style style:name="P29" style:family="paragraph">
      <loext:graphic-properties draw:fill-color="#6666ff"/>
      <style:paragraph-properties fo:text-align="center"/>
    </style:style>
    <style:style style:name="P30" style:family="paragraph">
      <loext:graphic-properties draw:fill-color="#ff3333"/>
      <style:paragraph-properties fo:margin-left="5.029cm" fo:margin-right="0cm" fo:text-align="center" fo:text-indent="0cm"/>
    </style:style>
    <style:style style:name="P31" style:family="paragraph">
      <style:paragraph-properties fo:margin-top="0cm" fo:margin-bottom="0cm" fo:text-align="center"/>
      <style:text-properties fo:color="#663300"/>
    </style:style>
    <style:style style:name="P32" style:family="paragraph">
      <loext:graphic-properties draw:fill="none" draw:fill-color="#ffffff"/>
      <style:text-properties fo:color="#663300" fo:font-size="11pt" fo:background-color="transparent" style:font-size-asian="11pt" style:font-size-complex="11pt"/>
    </style:style>
    <style:style style:name="P33" style:family="paragraph">
      <loext:graphic-properties draw:fill-color="#6666ff"/>
      <style:paragraph-properties fo:text-align="center"/>
      <style:text-properties fo:color="#000000" fo:font-size="14pt" style:font-size-asian="14pt" style:font-size-complex="14pt"/>
    </style:style>
    <style:style style:name="P34" style:family="paragraph">
      <loext:graphic-properties draw:fill-color="#6666ff"/>
      <style:paragraph-properties fo:text-align="center"/>
      <style:text-properties fo:color="#000000"/>
    </style:style>
    <style:style style:name="P35" style:family="paragraph">
      <style:paragraph-properties fo:margin-top="0cm" fo:margin-bottom="0cm" fo:text-align="center"/>
      <style:text-properties fo:color="#000000"/>
    </style:style>
    <style:style style:name="P36" style:family="paragraph">
      <loext:graphic-properties draw:fill="none" draw:fill-color="#ffffff"/>
      <style:text-properties fo:color="#6666ff" fo:font-size="11pt" fo:background-color="transparent" style:font-size-asian="11pt" style:font-size-complex="11pt"/>
    </style:style>
    <style:style style:name="P37" style:family="paragraph">
      <loext:graphic-properties draw:fill-color="#6666ff"/>
      <style:paragraph-properties fo:margin-left="5.69cm" fo:margin-right="0cm" fo:text-align="center" fo:text-indent="0cm"/>
    </style:style>
    <style:style style:name="P38" style:family="paragraph">
      <loext:graphic-properties draw:fill="none" draw:fill-color="#ffffff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loext:graphic-properties draw:fill="none" draw:fill-color="#ffffff"/>
      <style:text-properties fo:color="#000000" fo:font-size="18pt"/>
    </style:style>
    <style:style style:name="P41" style:family="paragraph">
      <loext:graphic-properties draw:fill-color="#6666ff"/>
      <style:paragraph-properties fo:text-align="center"/>
      <style:text-properties fo:color="#000000" fo:font-size="18pt"/>
    </style:style>
    <style:style style:name="P42" style:family="paragraph">
      <loext:graphic-properties draw:fill="none"/>
      <style:paragraph-properties fo:text-align="center"/>
      <style:text-properties fo:font-size="18pt"/>
    </style:style>
    <style:style style:name="P43" style:family="paragraph">
      <loext:graphic-properties draw:fill-color="#cccccc"/>
      <style:paragraph-properties fo:text-align="center"/>
      <style:text-properties fo:font-size="18pt"/>
    </style:style>
    <style:style style:name="P44" style:family="paragraph">
      <loext:graphic-properties draw:fill-color="#6666ff"/>
      <style:paragraph-properties fo:margin-left="5.69cm" fo:margin-right="0cm" fo:text-align="center" fo:text-indent="0cm"/>
      <style:text-properties fo:font-size="18pt"/>
    </style:style>
    <style:style style:name="P45" style:family="paragraph">
      <loext:graphic-properties draw:fill-color="#6666ff"/>
      <style:paragraph-properties fo:margin-left="5.029cm" fo:margin-right="0cm" fo:text-align="center" fo:text-indent="0cm"/>
      <style:text-properties fo:font-size="18pt"/>
    </style:style>
    <style:style style:name="P46" style:family="paragraph">
      <loext:graphic-properties draw:fill-color="#cccccc"/>
      <style:paragraph-properties fo:text-align="center"/>
      <style:text-properties fo:color="#000000" fo:font-size="14pt" style:font-size-asian="14pt" style:font-size-complex="14pt"/>
    </style:style>
    <style:style style:name="P47" style:family="paragraph">
      <loext:graphic-properties draw:fill-color="#cccccc"/>
      <style:paragraph-properties fo:text-align="center"/>
      <style:text-properties fo:color="#000000" fo:font-size="18pt"/>
    </style:style>
    <style:style style:name="P48" style:family="paragraph">
      <loext:graphic-properties draw:fill-color="#ff3333"/>
      <style:paragraph-properties fo:margin-left="5.69cm" fo:margin-right="0cm" fo:text-align="center" fo:text-indent="0cm"/>
      <style:text-properties fo:font-size="18pt"/>
    </style:style>
    <style:style style:name="P49" style:family="paragraph">
      <loext:graphic-properties draw:fill-color="#ff3333"/>
      <style:paragraph-properties fo:margin-left="5.029cm" fo:margin-right="0cm" fo:text-align="center" fo:text-indent="0cm"/>
      <style:text-properties fo:font-size="18pt"/>
    </style:style>
    <style:style style:name="P50" style:family="paragraph">
      <style:paragraph-properties fo:text-align="center"/>
      <style:text-properties fo:font-size="18pt"/>
    </style:style>
    <style:style style:name="P51" style:family="paragraph">
      <style:text-properties fo:font-size="18pt"/>
    </style:style>
    <style:style style:name="P52" style:family="paragraph">
      <style:text-properties fo:font-size="11pt"/>
    </style:style>
    <style:style style:name="P53" style:family="paragraph">
      <style:paragraph-properties fo:text-align="center"/>
      <style:text-properties fo:font-size="14pt"/>
    </style:style>
    <style:style style:name="P54" style:family="paragraph">
      <loext:graphic-properties draw:fill-color="#ff3333"/>
      <style:paragraph-properties fo:text-align="center"/>
      <style:text-properties fo:font-size="18pt"/>
    </style:style>
    <style:style style:name="P55" style:family="paragraph">
      <style:paragraph-properties fo:margin-left="5.791cm" fo:margin-right="0cm" fo:text-align="center" fo:text-indent="0cm"/>
      <style:text-properties fo:font-size="18pt"/>
    </style:style>
    <style:style style:name="P56" style:family="paragraph">
      <loext:graphic-properties draw:fill-color="#ff3333"/>
      <style:paragraph-properties fo:margin-left="5.791cm" fo:margin-right="0cm" fo:text-align="center" fo:text-indent="0cm"/>
      <style:text-properties fo:font-size="18pt"/>
    </style:style>
    <style:style style:name="P57" style:family="paragraph">
      <loext:graphic-properties draw:fill-color="#6666ff"/>
      <style:paragraph-properties fo:text-align="center"/>
      <style:text-properties fo:font-size="18pt"/>
    </style:style>
    <style:style style:name="P58" style:family="paragraph">
      <style:paragraph-properties fo:margin-left="5.588cm" fo:margin-right="0cm" fo:text-align="center" fo:text-indent="0cm"/>
      <style:text-properties fo:font-size="11pt" style:font-size-asian="11pt" style:font-size-complex="11pt"/>
    </style:style>
    <style:style style:name="P59" style:family="paragraph">
      <loext:graphic-properties draw:fill-color="#ff3333"/>
      <style:paragraph-properties fo:margin-left="5.588cm" fo:margin-right="0cm" fo:text-align="center" fo:text-indent="0cm"/>
      <style:text-properties fo:font-size="11pt" style:font-size-asian="11pt" style:font-size-complex="11pt"/>
    </style:style>
    <style:style style:name="P60" style:family="paragraph">
      <style:paragraph-properties fo:margin-left="6.096cm" fo:margin-right="0cm" fo:text-align="center" fo:text-indent="0cm"/>
      <style:text-properties fo:font-size="12pt" style:font-size-asian="12pt" style:font-size-complex="12pt"/>
    </style:style>
    <style:style style:name="P61" style:family="paragraph">
      <loext:graphic-properties draw:fill-color="#ff3333"/>
      <style:paragraph-properties fo:margin-left="6.096cm" fo:margin-right="0cm" fo:text-align="center" fo:text-indent="0cm"/>
      <style:text-properties fo:font-size="12pt" style:font-size-asian="12pt" style:font-size-complex="12pt"/>
    </style:style>
    <style:style style:name="P62" style:family="paragraph">
      <style:paragraph-properties fo:margin-left="5.893cm" fo:margin-right="0cm" fo:text-align="center" fo:text-indent="0cm"/>
      <style:text-properties fo:font-size="11pt" style:font-size-asian="12pt" style:font-size-complex="12pt"/>
    </style:style>
    <style:style style:name="P63" style:family="paragraph">
      <loext:graphic-properties draw:fill-color="#6666ff"/>
      <style:paragraph-properties fo:margin-left="5.893cm" fo:margin-right="0cm" fo:text-align="center" fo:text-indent="0cm"/>
      <style:text-properties fo:font-size="11pt" style:font-size-asian="12pt" style:font-size-complex="12pt"/>
    </style:style>
    <style:style style:name="P64" style:family="paragraph">
      <style:paragraph-properties fo:margin-left="5.639cm" fo:margin-right="0cm" fo:text-align="center" fo:text-indent="0cm"/>
      <style:text-properties fo:font-size="11pt" style:font-size-asian="12pt" style:font-size-complex="12pt"/>
    </style:style>
    <style:style style:name="P65" style:family="paragraph">
      <loext:graphic-properties draw:fill-color="#6666ff"/>
      <style:paragraph-properties fo:margin-left="5.639cm" fo:margin-right="0cm" fo:text-align="center" fo:text-indent="0cm"/>
      <style:text-properties fo:font-size="11pt" style:font-size-asian="12pt" style:font-size-complex="12pt"/>
    </style:style>
    <style:style style:name="P66" style:family="paragraph">
      <style:paragraph-properties fo:margin-left="4.826cm" fo:margin-right="0cm" fo:text-align="center" fo:text-indent="0cm"/>
      <style:text-properties fo:font-size="11pt" style:font-size-asian="11pt" style:font-size-complex="11pt"/>
    </style:style>
    <style:style style:name="P67" style:family="paragraph">
      <loext:graphic-properties draw:fill-color="#999999"/>
      <style:paragraph-properties fo:margin-left="4.826cm" fo:margin-right="0cm" fo:text-align="center" fo:text-indent="0cm"/>
      <style:text-properties fo:font-size="11pt" style:font-size-asian="11pt" style:font-size-complex="11pt"/>
    </style:style>
    <style:style style:name="P68" style:family="paragraph">
      <style:paragraph-properties fo:margin-left="4.978cm" fo:margin-right="0cm" fo:text-align="center" fo:text-indent="0cm"/>
      <style:text-properties fo:font-size="18pt"/>
    </style:style>
    <style:style style:name="P69" style:family="paragraph">
      <loext:graphic-properties draw:fill-color="#ff3333"/>
      <style:paragraph-properties fo:margin-left="4.978cm" fo:margin-right="0cm" fo:text-align="center" fo:text-indent="0cm"/>
      <style:text-properties fo:font-size="18pt"/>
    </style:style>
    <style:style style:name="P70" style:family="paragraph">
      <style:paragraph-properties fo:margin-left="5.232cm" fo:margin-right="0cm" fo:text-align="center" fo:text-indent="0cm"/>
      <style:text-properties fo:font-size="11pt" style:font-size-asian="12pt" style:font-size-complex="12pt"/>
    </style:style>
    <style:style style:name="P71" style:family="paragraph">
      <loext:graphic-properties draw:fill-color="#6666ff"/>
      <style:paragraph-properties fo:margin-left="5.232cm" fo:margin-right="0cm" fo:text-align="center" fo:text-indent="0cm"/>
      <style:text-properties fo:font-size="11pt" style:font-size-asian="12pt" style:font-size-complex="12pt"/>
    </style:style>
    <style:style style:name="P72" style:family="paragraph">
      <style:paragraph-properties fo:margin-left="5.69cm" fo:margin-right="0cm" fo:text-align="center" fo:text-indent="0cm"/>
      <style:text-properties fo:font-size="12pt" style:font-size-asian="12pt" style:font-size-complex="12pt"/>
    </style:style>
    <style:style style:name="P73" style:family="paragraph">
      <loext:graphic-properties draw:fill-color="#ff3333"/>
      <style:paragraph-properties fo:margin-left="5.69cm" fo:margin-right="0cm" fo:text-align="center" fo:text-indent="0cm"/>
      <style:text-properties fo:font-size="12pt" style:font-size-asian="12pt" style:font-size-complex="12pt"/>
    </style:style>
    <style:style style:name="P74" style:family="paragraph">
      <loext:graphic-properties draw:fill-color="#808080"/>
      <style:paragraph-properties fo:text-align="center"/>
      <style:text-properties fo:font-size="18pt"/>
    </style:style>
    <style:style style:name="P75" style:family="paragraph">
      <style:paragraph-properties fo:margin-left="4.877cm" fo:margin-right="0cm" fo:text-align="center" fo:text-indent="0cm"/>
      <style:text-properties fo:font-size="11pt" style:font-size-asian="11pt" style:font-size-complex="11pt"/>
    </style:style>
    <style:style style:name="P76" style:family="paragraph">
      <loext:graphic-properties draw:fill-color="#999999"/>
      <style:paragraph-properties fo:margin-left="4.877cm" fo:margin-right="0cm" fo:text-align="center" fo:text-indent="0cm"/>
      <style:text-properties fo:font-size="11pt" style:font-size-asian="11pt" style:font-size-complex="11pt"/>
    </style:style>
    <style:style style:name="P77" style:family="paragraph">
      <style:paragraph-properties fo:margin-left="6.299cm" fo:margin-right="0cm" fo:text-align="center" fo:text-indent="0cm"/>
      <style:text-properties fo:font-size="11pt" style:font-size-asian="12pt" style:font-size-complex="12pt"/>
    </style:style>
    <style:style style:name="P78" style:family="paragraph">
      <loext:graphic-properties draw:fill-color="#6666ff"/>
      <style:paragraph-properties fo:margin-left="6.299cm" fo:margin-right="0cm" fo:text-align="center" fo:text-indent="0cm"/>
      <style:text-properties fo:font-size="11pt" style:font-size-asian="12pt" style:font-size-complex="12pt"/>
    </style:style>
    <style:style style:name="P79" style:family="paragraph">
      <style:paragraph-properties fo:margin-left="5.74cm" fo:margin-right="0cm" fo:text-align="center" fo:text-indent="0cm"/>
      <style:text-properties fo:font-size="11pt" style:font-size-asian="11pt" style:font-size-complex="11pt"/>
    </style:style>
    <style:style style:name="P80" style:family="paragraph">
      <loext:graphic-properties draw:fill-color="#ff3333"/>
      <style:paragraph-properties fo:margin-left="5.74cm" fo:margin-right="0cm" fo:text-align="center" fo:text-indent="0cm"/>
      <style:text-properties fo:font-size="11pt" style:font-size-asian="11pt" style:font-size-complex="11pt"/>
    </style:style>
    <style:style style:name="P81" style:family="paragraph">
      <style:paragraph-properties fo:margin-left="4.826cm" fo:margin-right="0cm" fo:text-align="center" fo:text-indent="0cm"/>
      <style:text-properties fo:font-size="11pt" style:font-size-asian="12pt" style:font-size-complex="12pt"/>
    </style:style>
    <style:style style:name="P82" style:family="paragraph">
      <loext:graphic-properties draw:fill-color="#999999"/>
      <style:paragraph-properties fo:margin-left="4.826cm" fo:margin-right="0cm" fo:text-align="center" fo:text-indent="0cm"/>
      <style:text-properties fo:font-size="11pt" style:font-size-asian="12pt" style:font-size-complex="12pt"/>
    </style:style>
    <style:style style:name="P83" style:family="paragraph">
      <style:paragraph-properties fo:margin-left="5.994cm" fo:margin-right="0cm" fo:text-align="center" fo:text-indent="0cm"/>
    </style:style>
    <style:style style:name="P84" style:family="paragraph">
      <loext:graphic-properties draw:fill-color="#6666ff"/>
      <style:paragraph-properties fo:margin-left="6.248cm" fo:margin-right="0cm" fo:text-align="center" fo:text-indent="0cm"/>
      <style:text-properties fo:font-size="13pt" style:font-size-asian="13pt" style:font-size-complex="13pt"/>
    </style:style>
    <style:style style:name="P85" style:family="paragraph">
      <style:paragraph-properties fo:margin-left="5.69cm" fo:margin-right="0cm" fo:text-align="center" fo:text-indent="0cm"/>
      <style:text-properties fo:font-size="11pt" style:font-size-asian="12pt" style:font-size-complex="12pt"/>
    </style:style>
    <style:style style:name="P86" style:family="paragraph">
      <style:paragraph-properties fo:margin-left="5.029cm" fo:margin-right="0cm" fo:margin-top="0.102cm" fo:margin-bottom="0cm" fo:text-align="center" fo:text-indent="0cm"/>
      <style:text-properties fo:font-size="18pt"/>
    </style:style>
    <style:style style:name="P87" style:family="paragraph">
      <loext:graphic-properties draw:fill-color="#ff3333"/>
      <style:paragraph-properties fo:margin-left="5.029cm" fo:margin-right="0cm" fo:margin-top="0.102cm" fo:margin-bottom="0cm" fo:text-align="center" fo:text-indent="0cm"/>
      <style:text-properties fo:font-size="18pt"/>
    </style:style>
    <style:style style:name="P88" style:family="paragraph">
      <style:paragraph-properties fo:margin-left="4.267cm" fo:margin-right="0cm" fo:text-align="center" fo:text-indent="0cm"/>
      <style:text-properties fo:font-size="18pt"/>
    </style:style>
    <style:style style:name="P89" style:family="paragraph">
      <style:paragraph-properties fo:margin-left="4.928cm" fo:margin-right="0cm" fo:text-align="center" fo:text-indent="0cm"/>
      <style:text-properties fo:font-size="11pt" style:font-size-asian="11pt" style:font-size-complex="11pt"/>
    </style:style>
    <style:style style:name="P90" style:family="paragraph">
      <style:paragraph-properties fo:margin-left="5.436cm" fo:margin-right="0cm" fo:text-align="center" fo:text-indent="0cm"/>
      <style:text-properties fo:font-size="12pt" style:font-size-asian="12pt" style:font-size-complex="12pt"/>
    </style:style>
    <style:style style:name="P91" style:family="paragraph">
      <loext:graphic-properties draw:fill-color="#ff3333"/>
      <style:paragraph-properties fo:margin-left="5.436cm" fo:margin-right="0cm" fo:text-align="center" fo:text-indent="0cm"/>
      <style:text-properties fo:font-size="12pt" style:font-size-asian="12pt" style:font-size-complex="12pt"/>
    </style:style>
    <style:style style:name="P92" style:family="paragraph">
      <style:paragraph-properties fo:margin-left="5.182cm" fo:margin-right="0cm" fo:text-align="center" fo:text-indent="0cm"/>
      <style:text-properties fo:font-size="11pt" style:font-size-asian="12pt" style:font-size-complex="12pt"/>
    </style:style>
    <style:style style:name="P93" style:family="paragraph">
      <style:text-properties fo:font-size="11pt" style:font-size-asian="11pt" style:font-size-complex="11pt"/>
    </style:style>
    <style:style style:name="P94" style:family="paragraph">
      <style:paragraph-properties fo:margin-left="4.928cm" fo:margin-right="0cm" fo:text-align="center" fo:text-indent="0cm"/>
      <style:text-properties fo:font-size="12pt" style:font-size-asian="12pt" style:font-size-complex="12pt"/>
    </style:style>
    <style:style style:name="P95" style:family="paragraph">
      <loext:graphic-properties draw:fill-color="#ff3333"/>
      <style:paragraph-properties fo:margin-left="4.928cm" fo:margin-right="0cm" fo:text-align="center" fo:text-indent="0cm"/>
      <style:text-properties fo:font-size="12pt" style:font-size-asian="12pt" style:font-size-complex="12pt"/>
    </style:style>
    <style:style style:name="P96" style:family="paragraph">
      <style:paragraph-properties fo:margin-left="4.674cm" fo:margin-right="0cm" fo:text-align="center" fo:text-indent="0cm"/>
    </style:style>
    <style:style style:name="P97" style:family="paragraph">
      <loext:graphic-properties draw:fill-color="#6666ff"/>
      <style:paragraph-properties fo:margin-left="4.674cm" fo:margin-right="0cm" fo:text-align="center" fo:text-indent="0cm"/>
      <style:text-properties fo:font-size="13pt" style:font-size-asian="13pt" style:font-size-complex="13pt"/>
    </style:style>
    <style:style style:name="P98" style:family="paragraph">
      <style:paragraph-properties fo:margin-left="4.928cm" fo:margin-right="0cm" fo:text-align="center" fo:text-indent="0cm"/>
    </style:style>
    <style:style style:name="P99" style:family="paragraph">
      <loext:graphic-properties draw:fill-color="#999999"/>
      <style:paragraph-properties fo:margin-left="4.928cm" fo:margin-right="0cm" fo:text-align="center" fo:text-indent="0cm"/>
      <style:text-properties fo:font-size="13pt" style:font-size-asian="13pt" style:font-size-complex="13pt"/>
    </style:style>
    <style:style style:name="P100" style:family="paragraph">
      <style:paragraph-properties fo:margin-left="5.029cm" fo:margin-right="0cm" fo:text-align="center" fo:text-indent="0cm"/>
      <style:text-properties fo:font-size="11pt" style:font-size-asian="12pt" style:font-size-complex="12pt"/>
    </style:style>
    <style:style style:name="P101" style:family="paragraph">
      <loext:graphic-properties draw:fill-color="#6666ff"/>
      <style:paragraph-properties fo:margin-left="5.029cm" fo:margin-right="0cm" fo:text-align="center" fo:text-indent="0cm"/>
      <style:text-properties fo:font-size="11pt" style:font-size-asian="12pt" style:font-size-complex="12pt"/>
    </style:style>
    <style:style style:name="P102" style:family="paragraph">
      <style:paragraph-properties fo:margin-left="5.436cm" fo:margin-right="0cm" fo:text-align="center" fo:text-indent="0cm"/>
      <style:text-properties fo:font-size="11pt" style:font-size-asian="12pt" style:font-size-complex="12pt"/>
    </style:style>
    <style:style style:name="P103" style:family="paragraph">
      <style:paragraph-properties fo:margin-left="4.47cm" fo:margin-right="0cm" fo:text-align="center" fo:text-indent="0cm"/>
    </style:style>
    <style:style style:name="P104" style:family="paragraph">
      <loext:graphic-properties draw:fill-color="#6666ff"/>
      <style:paragraph-properties fo:margin-left="5.994cm" fo:margin-right="0cm" fo:text-align="center" fo:text-indent="0cm"/>
      <style:text-properties fo:font-size="13pt" style:font-size-asian="13pt" style:font-size-complex="13pt"/>
    </style:style>
    <style:style style:name="P105" style:family="paragraph">
      <loext:graphic-properties draw:fill-color="#6666ff"/>
      <style:paragraph-properties fo:margin-left="5.69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fo:color="#cccccc" fo:font-size="11pt" style:font-size-asian="11pt" style:font-size-complex="11pt"/>
    </style:style>
    <style:style style:name="T7" style:family="text">
      <style:text-properties fo:color="#663300"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text-position="-33% 58%" fo:font-size="13pt" style:font-size-asian="13pt" style:font-size-complex="13pt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ff3333" fo:font-size="11pt" fo:background-color="transparent" style:font-size-asian="11pt" style:font-size-complex="11pt"/>
    </style:style>
    <style:style style:name="T12" style:family="text">
      <style:text-properties fo:color="#663300" fo:font-size="11pt" fo:background-color="transparent" style:font-size-asian="11pt" style:font-size-complex="11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6666ff" fo:font-size="11pt" fo:background-color="transparent" style:font-size-asian="11pt" style:font-size-complex="11pt"/>
    </style:style>
    <style:style style:name="T15" style:family="text">
      <style:text-properties fo:font-size="1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size-asian="12pt" style:font-size-complex="12pt"/>
    </style:style>
    <style:style style:name="T18" style:family="text">
      <style:text-properties style:text-position="-33% 58%" fo:font-size="11pt" style:font-size-asian="11pt" style:font-size-complex="11pt"/>
    </style:style>
    <style:style style:name="T19" style:family="text">
      <style:text-properties style:text-position="33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5" draw:layer="layout" svg:width="3.429cm" svg:height="1.524cm" draw:transform="rotate (1.5707963267949) translate (8.239cm 12.176cm)">
          <text:p text:style-name="P2"><text:span text:style-name="T2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3.556cm" svg:height="1.545cm" draw:transform="rotate (1.5707963267949) translate (16.473cm 12.303cm)">
          <text:p text:style-name="P2"><text:span text:style-name="T2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custom-shape draw:style-name="gr10" draw:text-style-name="P9" draw:layer="layout" svg:width="0.508cm" svg:height="1.27cm" svg:x="7.763cm" svg:y="4.321cm">
          <text:p text:style-name="P8"><text:span text:style-name="T2">CO</text:span><text:span text:style-name="T5">2 </text:span><text:span text:style-name="T2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12.319cm" svg:height="0.962cm" svg:x="9.89cm" svg:y="0.038cm">
          <draw:text-box>
            <text:p>Southern Ocean normal state</text:p>
          </draw:text-box>
        </draw:frame>
        <draw:custom-shape draw:style-name="gr12" draw:text-style-name="P11" draw:layer="layout" svg:width="0.508cm" svg:height="1.143cm" svg:x="14.403cm" svg:y="4.429cm">
          <text:p text:style-name="P10"><text:span text:style-name="T2">CO</text:span><text:span text:style-name="T5">2</text:span><text:span text:style-name="T2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3" draw:text-style-name="P13" draw:layer="layout" svg:width="1.651cm" svg:height="1.524cm" svg:x="9.4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2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g>
          <draw:path draw:style-name="gr16" draw:text-style-name="P1" draw:layer="layout" svg:width="15.254cm" svg:height="18.462cm" draw:transform="skewX (-0.290073721681457) rotate (-1.04981554507459) translate (19.0069213644915cm -7.119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15" draw:layer="layout" svg:width="1.315cm" svg:height="0.683cm" svg:x="26.636cm" svg:y="5.818cm">
            <draw:text-box>
              <text:p><text:span text:style-name="T6">MLD</text:span></text:p>
            </draw:text-box>
          </draw:frame>
        </draw:g>
        <draw:g>
          <draw:custom-shape draw:style-name="gr18" draw:text-style-name="P13" draw:layer="layout" svg:width="2.134cm" svg:height="2.134cm" svg:x="18.893cm" svg:y="1.94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64cm" svg:height="0.285cm" svg:x="19.86cm" svg:y="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16" draw:layer="layout" svg:width="1.651cm" svg:height="0.683cm" svg:x="7.333cm" svg:y="6.336cm">
          <draw:text-box>
            <text:p><text:span text:style-name="T7">HNLC</text:span></text:p>
          </draw:text-box>
        </draw:frame>
        <draw:custom-shape draw:style-name="gr20" draw:text-style-name="P2" draw:layer="layout" svg:width="0.254cm" svg:height="0.254cm" svg:x="10.4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2cm" svg:y="7.4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4cm" svg:y="7.6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1cm" svg:y="8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5cm" svg:y="7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4cm" svg:y="6.6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cm" svg:y="6.4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3cm" svg:y="7.3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7cm" svg:y="7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5cm" svg:y="7.5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2cm" svg:y="8.6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3cm" svg:y="7.9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3cm" svg:y="6.2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6cm" svg:y="6.9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5cm" svg:y="6.5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4cm" svg:y="7.4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3cm" svg:y="7.353cm">
          <draw:text-box>
            <text:p><text:span text:style-name="T3">phytoplankton</text:span></text:p>
          </draw:text-box>
        </draw:frame>
      </draw:page>
      <draw:page draw:name="page2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9.9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" draw:layer="layout" svg:width="1.651cm" svg:height="1.524cm" svg:x="19.16cm" svg:y="2.271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duced westerl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0.56cm" svg:y1="2.4cm" svg:x2="19.411cm" svg:y2="3.664cm">
          <text:p/>
        </draw:line>
        <draw:line draw:style-name="gr28" draw:text-style-name="P1" draw:layer="layout" svg:x1="20.558cm" svg:y1="3.54cm" svg:x2="19.415cm" svg:y2="2.524cm">
          <text:p/>
        </draw:line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29" draw:text-style-name="P20" draw:layer="layout" svg:width="3.429cm" svg:height="1.524cm" draw:transform="rotate (1.5707963267949) translate (8.339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73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1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3.41827273506088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custom-shape draw:style-name="gr33" draw:text-style-name="P23" draw:layer="layout" svg:width="0.508cm" svg:height="1.27cm" svg:x="7.663cm" svg:y="4.321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12.319cm" svg:height="0.962cm" svg:x="9.89cm" svg:y="0.038cm">
          <draw:text-box>
            <text:p>Physics of stronger westerly winds</text:p>
          </draw:text-box>
        </draw:frame>
        <draw:custom-shape draw:style-name="gr34" draw:text-style-name="P25" draw:layer="layout" svg:width="0.508cm" svg:height="1.143cm" svg:x="14.403cm" svg:y="4.429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g>
  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19cm">
            <draw:text-box>
              <text:p><text:span text:style-name="T10">MLD</text:span></text:p>
            </draw:text-box>
          </draw:frame>
        </draw:g>
        <draw:g>
          <draw:line draw:style-name="gr35" draw:text-style-name="P27" draw:layer="layout" svg:x1="10.02cm" svg:y1="6.969cm" svg:x2="10.02cm" svg:y2="15.605cm">
            <text:p/>
          </draw:line>
          <draw:frame draw:style-name="gr36" draw:text-style-name="P28" draw:layer="layout" svg:width="1.171cm" svg:height="0.683cm" svg:x="9.482cm" svg:y="15.705cm">
            <draw:text-box>
              <text:p><text:span text:style-name="T11">DIC</text:span></text:p>
            </draw:text-box>
          </draw:frame>
        </draw:g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</draw:page>
      <draw:page draw:name="page3" draw:style-name="dp1" draw:master-page-name="Default">
        <draw:g>
          <draw:custom-shape draw:style-name="gr13" draw:text-style-name="P13" draw:layer="layout" svg:width="1.651cm" svg:height="1.524cm" svg:x="9.7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2.2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2.4cm" svg:x2="19.411cm" svg:y2="3.664cm">
            <text:p/>
          </draw:line>
          <draw:line draw:style-name="gr28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3.41827273506088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11" draw:text-style-name="P7" draw:layer="layout" svg:width="12.319cm" svg:height="0.962cm" svg:x="9.89cm" svg:y="0.038cm">
          <draw:text-box>
            <text:p>Biology of stronger westerly winds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2cm" svg:y="7.352cm">
          <draw:text-box>
            <text:p><text:span text:style-name="T3">phytoplankton</text:span></text:p>
          </draw:text-box>
        </draw:frame>
        <draw:frame draw:style-name="gr19" draw:text-style-name="P16" draw:layer="layout" svg:width="1.651cm" svg:height="0.683cm" svg:x="7.334cm" svg:y="6.337cm">
          <draw:text-box>
            <text:p><text:span text:style-name="T7">HNLC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33" draw:text-style-name="P23" draw:layer="layout" svg:width="0.508cm" svg:height="1.27cm" svg:x="7.633cm" svg:y="4.322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508cm" svg:height="1.143cm" svg:x="14.373cm" svg:y="4.43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g>
          <draw:custom-shape draw:style-name="gr13" draw:text-style-name="P13" draw:layer="layout" svg:width="1.651cm" svg:height="1.524cm" svg:x="9.7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2.2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2.4cm" svg:x2="19.411cm" svg:y2="3.664cm">
            <text:p/>
          </draw:line>
          <draw:line draw:style-name="gr28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3.41827273506088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43" draw:text-style-name="P7" draw:layer="layout" svg:width="18.161cm" svg:height="1.673cm" svg:x="7.223cm" svg:y="0.038cm">
          <draw:text-box>
            <text:p>Biology of stronger westerly winds incl. nutrient upwelling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frame draw:style-name="gr19" draw:text-style-name="P16" draw:layer="layout" svg:width="1.651cm" svg:height="0.683cm" svg:x="7.433cm" svg:y="6.336cm">
            <draw:text-box>
              <text:p><text:span text:style-name="T7">HNLC</text:span></text:p>
            </draw:text-box>
          </draw:frame>
          <draw:line draw:style-name="gr44" draw:text-style-name="P31" draw:layer="layout" svg:x1="8.223cm" svg:y1="6.97cm" svg:x2="8.223cm" svg:y2="15.606cm">
            <text:p/>
          </draw:line>
          <draw:frame draw:style-name="gr45" draw:text-style-name="P32" draw:layer="layout" svg:width="2.159cm" svg:height="0.683cm" svg:x="7.224cm" svg:y="15.706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2cm" svg:y="7.352cm">
          <draw:text-box>
            <text:p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33" draw:text-style-name="P23" draw:layer="layout" svg:width="0.508cm" svg:height="1.27cm" svg:x="7.633cm" svg:y="4.322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508cm" svg:height="1.143cm" svg:x="14.373cm" svg:y="4.43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g>
          <draw:custom-shape draw:style-name="gr13" draw:text-style-name="P13" draw:layer="layout" svg:width="1.651cm" svg:height="1.524cm" svg:x="9.7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2.2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2.4cm" svg:x2="19.411cm" svg:y2="3.664cm">
            <text:p/>
          </draw:line>
          <draw:line draw:style-name="gr28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3.41827273506088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11" draw:text-style-name="P7" draw:layer="layout" svg:width="12.319cm" svg:height="0.962cm" svg:x="9.89cm" svg:y="0.038cm">
          <draw:text-box>
            <text:p>Combined of stronger westerly winds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8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7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6.968cm" svg:x2="10.021cm" svg:y2="15.604cm">
            <text:p/>
          </draw:line>
          <draw:frame draw:style-name="gr36" draw:text-style-name="P28" draw:layer="layout" svg:width="1.171cm" svg:height="0.683cm" svg:x="9.483cm" svg:y="15.704cm">
            <draw:text-box>
              <text:p><text:span text:style-name="T11">DIC</text:span></text:p>
            </draw:text-box>
          </draw:frame>
        </draw:g>
        <draw:g>
          <draw:frame draw:style-name="gr19" draw:text-style-name="P16" draw:layer="layout" svg:width="1.651cm" svg:height="0.683cm" svg:x="7.432cm" svg:y="6.335cm">
            <draw:text-box>
              <text:p><text:span text:style-name="T7">HNLC</text:span></text:p>
            </draw:text-box>
          </draw:frame>
          <draw:line draw:style-name="gr44" draw:text-style-name="P31" draw:layer="layout" svg:x1="8.222cm" svg:y1="6.969cm" svg:x2="8.222cm" svg:y2="15.605cm">
            <text:p/>
          </draw:line>
          <draw:frame draw:style-name="gr45" draw:text-style-name="P32" draw:layer="layout" svg:width="2.159cm" svg:height="0.683cm" svg:x="7.223cm" svg:y="15.705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1cm" svg:y="7.351cm">
          <draw:text-box>
            <text:p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1" draw:layer="layout" svg:width="3.429cm" svg:height="1.549cm" svg:x="12.193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3" draw:layer="layout" svg:width="0.686cm" svg:height="1.27cm" svg:x="7.68cm" svg:y="4.321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686cm" svg:height="1.143cm" svg:x="14.42cm" svg:y="4.429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6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4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7" draw:layer="layout" svg:width="12.319cm" svg:height="0.962cm" svg:x="9.89cm" svg:y="0.038cm">
          <draw:text-box>
            <text:p>Physics of weaker westerly winds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26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line draw:style-name="gr50" draw:text-style-name="P35" draw:layer="layout" svg:x1="10.02cm" svg:y1="6.969cm" svg:x2="10.02cm" svg:y2="15.605cm">
            <text:p/>
          </draw:line>
          <draw:frame draw:style-name="gr51" draw:text-style-name="P36" draw:layer="layout" svg:width="1.171cm" svg:height="0.683cm" svg:x="9.482cm" svg:y="15.705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52" draw:text-style-name="P37" draw:layer="layout" svg:width="0.508cm" svg:height="1.27cm" svg:x="7.633cm" svg:y="4.322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508cm" svg:height="1.143cm" svg:x="14.373cm" svg:y="4.43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7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7" draw:layer="layout" svg:width="12.319cm" svg:height="0.962cm" svg:x="9.89cm" svg:y="0.038cm">
          <draw:text-box>
            <text:p>Biology of weaker westerly winds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26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40" draw:text-style-name="P2" draw:layer="layout" svg:width="0.254cm" svg:height="0.254cm" svg:x="12.0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3cm" svg:y="6.256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2cm" svg:y="6.8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2cm" svg:y="7.4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4cm" svg:y="7.6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1cm" svg:y="8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5cm" svg:y="7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4cm" svg:y="6.6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2cm" svg:y="9.1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6cm" svg:y="8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4cm" svg:y="6.4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5cm" svg:y="7.3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3cm" svg:y="6.7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cm" svg:y="6.4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3cm" svg:y="7.3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7cm" svg:y="7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5cm" svg:y="7.5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2cm" svg:y="8.6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3cm" svg:y="7.9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6cm" svg:y="6.9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5cm" svg:y="6.5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4cm" svg:y="7.4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4cm" svg:y="9.6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3cm" svg:y="7.353cm">
          <draw:text-box>
            <text:p><text:span text:style-name="T3">phytoplankton</text:span></text:p>
          </draw:text-box>
        </draw:frame>
        <draw:frame draw:style-name="gr19" draw:text-style-name="P16" draw:layer="layout" svg:width="1.651cm" svg:height="0.683cm" svg:x="7.335cm" svg:y="6.338cm">
          <draw:text-box>
            <text:p><text:span text:style-name="T7">HNLC</text:span></text:p>
          </draw:text-box>
        </draw:frame>
        <draw:custom-shape draw:style-name="gr40" draw:text-style-name="P2" draw:layer="layout" svg:width="0.254cm" svg:height="0.254cm" svg:x="13.052cm" svg:y="7.1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3cm" svg:y="7.2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5cm" svg:y="6.7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6cm" svg:y="6.2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7cm" svg:y="6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7cm" svg:y="6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2" draw:text-style-name="P37" draw:layer="layout" svg:width="0.508cm" svg:height="1.27cm" svg:x="7.665cm" svg:y="4.323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5" draw:layer="layout" svg:width="0.508cm" svg:height="1.143cm" svg:x="14.405cm" svg:y="4.431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8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43" draw:text-style-name="P7" draw:layer="layout" svg:width="17.272cm" svg:height="1.673cm" svg:x="6.715cm" svg:y="0.038cm">
          <draw:text-box>
            <text:p>Biology of weaker westerly winds incl. nutrient upwelling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26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9" draw:text-style-name="P16" draw:layer="layout" svg:width="1.651cm" svg:height="0.683cm" svg:x="7.434cm" svg:y="6.337cm">
            <draw:text-box>
              <text:p><text:span text:style-name="T7">HNLC</text:span></text:p>
            </draw:text-box>
          </draw:frame>
          <draw:line draw:style-name="gr44" draw:text-style-name="P31" draw:layer="layout" svg:x1="8.224cm" svg:y1="6.971cm" svg:x2="8.224cm" svg:y2="15.607cm">
            <text:p/>
          </draw:line>
          <draw:frame draw:style-name="gr45" draw:text-style-name="P32" draw:layer="layout" svg:width="2.159cm" svg:height="0.683cm" svg:x="7.225cm" svg:y="15.707cm">
            <draw:text-box>
              <text:p><text:span text:style-name="T12">nutrients</text:span></text:p>
            </draw:text-box>
          </draw:frame>
        </draw:g>
        <draw:custom-shape draw:style-name="gr40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6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7.354cm">
          <draw:text-box>
            <text:p><text:span text:style-name="T3">phytoplankton</text:span></text:p>
          </draw:text-box>
        </draw:frame>
        <draw:custom-shape draw:style-name="gr40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2" draw:text-style-name="P37" draw:layer="layout" svg:width="0.508cm" svg:height="1.27cm" svg:x="7.665cm" svg:y="4.323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5" draw:layer="layout" svg:width="0.508cm" svg:height="1.143cm" svg:x="14.405cm" svg:y="4.431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39" draw:layer="layout" svg:width="12.319cm" svg:height="0.962cm" svg:x="9.89cm" svg:y="0.038cm">
          <draw:text-box>
            <text:p><text:span text:style-name="T15">Combined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line draw:style-name="gr50" draw:text-style-name="P35" draw:layer="layout" svg:x1="10.02cm" svg:y1="6.969cm" svg:x2="10.02cm" svg:y2="15.605cm">
            <text:p/>
          </draw:line>
          <draw:frame draw:style-name="gr51" draw:text-style-name="P36" draw:layer="layout" svg:width="1.171cm" svg:height="0.683cm" svg:x="9.482cm" svg:y="15.705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9" draw:text-style-name="P16" draw:layer="layout" svg:width="1.651cm" svg:height="0.683cm" svg:x="7.435cm" svg:y="6.338cm">
            <draw:text-box>
              <text:p><text:span text:style-name="T7">HNLC</text:span></text:p>
            </draw:text-box>
          </draw:frame>
          <draw:line draw:style-name="gr44" draw:text-style-name="P31" draw:layer="layout" svg:x1="8.225cm" svg:y1="6.972cm" svg:x2="8.225cm" svg:y2="15.608cm">
            <text:p/>
          </draw:line>
          <draw:frame draw:style-name="gr45" draw:text-style-name="P32" draw:layer="layout" svg:width="2.159cm" svg:height="0.683cm" svg:x="7.226cm" svg:y="15.708cm">
            <draw:text-box>
              <text:p><text:span text:style-name="T12">nutrients</text:span></text:p>
            </draw:text-box>
          </draw:frame>
        </draw:g>
        <draw:custom-shape draw:style-name="gr49" draw:text-style-name="P41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6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7.354cm">
          <draw:text-box>
            <text:p><text:span text:style-name="T3">phytoplankton</text:span></text:p>
          </draw:text-box>
        </draw:frame>
        <draw:custom-shape draw:style-name="gr40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7" draw:layer="layout" svg:width="0.686cm" svg:height="1.27cm" svg:x="7.665cm" svg:y="4.323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5" draw:layer="layout" svg:width="0.686cm" svg:height="1.143cm" svg:x="14.405cm" svg:y="4.431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0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9.9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42" draw:layer="layout" svg:width="1.651cm" svg:height="1.524cm" svg:x="19.16cm" svg:y="2.271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duced westerl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0.56cm" svg:y1="2.4cm" svg:x2="19.411cm" svg:y2="3.664cm">
          <text:p/>
        </draw:line>
        <draw:line draw:style-name="gr28" draw:text-style-name="P1" draw:layer="layout" svg:x1="20.558cm" svg:y1="3.54cm" svg:x2="19.415cm" svg:y2="2.524cm">
          <text:p/>
        </draw:line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5" draw:layer="layout" svg:width="3.429cm" svg:height="1.524cm" draw:transform="rotate (1.5707963267949) translate (8.339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3.556cm" svg:height="1.545cm" draw:transform="rotate (1.5707963267949) translate (16.473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3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3.41827273506088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custom-shape draw:style-name="gr52" draw:text-style-name="P44" draw:layer="layout" svg:width="0.508cm" svg:height="1.27cm" svg:x="7.663cm" svg:y="4.321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9" draw:layer="layout" svg:width="12.319cm" svg:height="0.962cm" svg:x="9.89cm" svg:y="0.038cm">
          <draw:text-box>
            <text:p><text:span text:style-name="T15">Temperature of stronger westerly winds</text:span></text:p>
          </draw:text-box>
        </draw:frame>
        <draw:custom-shape draw:style-name="gr34" draw:text-style-name="P45" draw:layer="layout" svg:width="0.508cm" svg:height="1.143cm" svg:x="14.403cm" svg:y="4.429cm">
          <text:p text:style-name="P24"><text:span text:style-name="T8">de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g>
  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19cm">
            <draw:text-box>
              <text:p><text:span text:style-name="T10">MLD</text:span></text:p>
            </draw:text-box>
          </draw:frame>
        </draw:g>
        <draw:custom-shape draw:style-name="gr54" draw:text-style-name="P29" draw:layer="layout" svg:width="4.318cm" svg:height="1.016cm" svg:x="7.604cm" svg:y="5.953cm">
          <text:p text:style-name="P2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1" draw:layer="layout" svg:width="4.318cm" svg:height="1.016cm" svg:x="15.605cm" svg:y="5.953cm">
          <text:p text:style-name="P2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46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6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7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39" draw:layer="layout" svg:width="12.319cm" svg:height="0.962cm" svg:x="9.89cm" svg:y="0.038cm">
          <draw:text-box>
            <text:p><text:span text:style-name="T15">Temperature of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6.419cm">
          <draw:text-box>
            <text:p><text:span text:style-name="T10">MLD</text:span></text:p>
          </draw:text-box>
        </draw:frame>
        <draw:path draw:style-name="gr32" draw:text-style-name="P1" draw:layer="layout" svg:width="9.145cm" svg:height="18.383cm" draw:transform="skewX (4.43095516029532E-017) rotate (-1.1690215329858) translate (22.984160809054cm 0.335846385268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custom-shape draw:style-name="gr33" draw:text-style-name="P48" draw:layer="layout" svg:width="0.508cm" svg:height="1.27cm" svg:x="7.633cm" svg:y="4.322cm">
          <text:p text:style-name="P22"><text:span text:style-name="T2"><text:s/></text:span><text:span text:style-name="T2">in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9" draw:layer="layout" svg:width="0.508cm" svg:height="1.143cm" svg:x="14.373cm" svg:y="4.43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21" draw:layer="layout" svg:width="4.318cm" svg:height="1.016cm" svg:x="7.605cm" svg:y="5.954cm">
          <text:p text:style-name="P2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4.318cm" svg:height="1.016cm" svg:x="15.606cm" svg:y="5.954cm">
          <text:p text:style-name="P2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g>
          <draw:custom-shape draw:style-name="gr13" draw:text-style-name="P13" draw:layer="layout" svg:width="1.651cm" svg:height="1.524cm" svg:x="9.7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2.2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2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2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2.4cm" svg:x2="19.411cm" svg:y2="3.664cm">
            <text:p/>
          </draw:line>
          <draw:line draw:style-name="gr28" draw:text-style-name="P1" draw:layer="layout" svg:x1="20.558cm" svg:y1="3.54cm" svg:x2="19.4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3.41827273506088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11" draw:text-style-name="P7" draw:layer="layout" svg:width="12.319cm" svg:height="0.962cm" svg:x="9.89cm" svg:y="0.038cm">
          <draw:text-box>
            <text:p>Combined of stronger westerly winds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8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7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6.968cm" svg:x2="10.021cm" svg:y2="15.604cm">
            <text:p/>
          </draw:line>
          <draw:frame draw:style-name="gr36" draw:text-style-name="P28" draw:layer="layout" svg:width="1.171cm" svg:height="0.683cm" svg:x="9.483cm" svg:y="15.704cm">
            <draw:text-box>
              <text:p><text:span text:style-name="T11">DIC</text:span></text:p>
            </draw:text-box>
          </draw:frame>
        </draw:g>
        <draw:g>
          <draw:frame draw:style-name="gr19" draw:text-style-name="P16" draw:layer="layout" svg:width="1.651cm" svg:height="0.683cm" svg:x="7.432cm" svg:y="6.335cm">
            <draw:text-box>
              <text:p><text:span text:style-name="T7">HNLC</text:span></text:p>
            </draw:text-box>
          </draw:frame>
          <draw:line draw:style-name="gr44" draw:text-style-name="P31" draw:layer="layout" svg:x1="8.222cm" svg:y1="6.969cm" svg:x2="8.222cm" svg:y2="15.605cm">
            <text:p/>
          </draw:line>
          <draw:frame draw:style-name="gr45" draw:text-style-name="P32" draw:layer="layout" svg:width="2.159cm" svg:height="0.683cm" svg:x="7.223cm" svg:y="15.705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1cm" svg:y="7.351cm">
          <draw:text-box>
            <text:p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2.176cm)">
          <text:p text:style-name="P2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2.303cm)">
          <text:p text:style-name="P2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1" draw:layer="layout" svg:width="3.429cm" svg:height="1.549cm" svg:x="12.193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3" draw:layer="layout" svg:width="0.686cm" svg:height="1.27cm" svg:x="7.68cm" svg:y="4.321cm">
          <text:p text:style-name="P22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686cm" svg:height="1.143cm" svg:x="14.42cm" svg:y="4.429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29" draw:layer="layout" svg:width="4.318cm" svg:height="1.016cm" svg:x="7.605cm" svg:y="5.954cm">
          <text:p text:style-name="P2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1" draw:layer="layout" svg:width="4.318cm" svg:height="1.016cm" svg:x="15.606cm" svg:y="5.954cm">
          <text:p text:style-name="P2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g>
          <draw:custom-shape draw:style-name="gr13" draw:text-style-name="P13" draw:layer="layout" svg:width="1.651cm" svg:height="1.524cm" svg:x="9.7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2.2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2.2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2.2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2.4cm" svg:x2="10.311cm" svg:y2="3.664cm">
            <text:p/>
          </draw:line>
          <draw:line draw:style-name="gr28" draw:text-style-name="P1" draw:layer="layout" svg:x1="11.458cm" svg:y1="3.54cm" svg:x2="10.315cm" svg:y2="2.5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2.176cm)">
          <text:p text:style-name="P2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><text:span text:style-name="T4">300m</text:span></text:p>
          </draw:text-box>
        </draw:frame>
        <draw:frame draw:style-name="gr11" draw:text-style-name="P39" draw:layer="layout" svg:width="12.319cm" svg:height="0.962cm" svg:x="9.89cm" svg:y="0.038cm">
          <draw:text-box>
            <text:p><text:span text:style-name="T15">Combined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6.419cm">
          <draw:text-box>
            <text:p><text:span text:style-name="T10">MLD</text:span></text:p>
          </draw:text-box>
        </draw:frame>
        <draw:g>
          <draw:line draw:style-name="gr50" draw:text-style-name="P35" draw:layer="layout" svg:x1="10.02cm" svg:y1="6.969cm" svg:x2="10.02cm" svg:y2="15.605cm">
            <text:p/>
          </draw:line>
          <draw:frame draw:style-name="gr51" draw:text-style-name="P36" draw:layer="layout" svg:width="1.171cm" svg:height="0.683cm" svg:x="9.482cm" svg:y="15.705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19" draw:text-style-name="P16" draw:layer="layout" svg:width="1.651cm" svg:height="0.683cm" svg:x="7.435cm" svg:y="6.338cm">
            <draw:text-box>
              <text:p><text:span text:style-name="T7">HNLC</text:span></text:p>
            </draw:text-box>
          </draw:frame>
          <draw:line draw:style-name="gr44" draw:text-style-name="P31" draw:layer="layout" svg:x1="8.225cm" svg:y1="6.972cm" svg:x2="8.225cm" svg:y2="15.608cm">
            <text:p/>
          </draw:line>
          <draw:frame draw:style-name="gr45" draw:text-style-name="P32" draw:layer="layout" svg:width="2.159cm" svg:height="0.683cm" svg:x="7.226cm" svg:y="15.708cm">
            <draw:text-box>
              <text:p><text:span text:style-name="T12">nutrients</text:span></text:p>
            </draw:text-box>
          </draw:frame>
        </draw:g>
        <draw:custom-shape draw:style-name="gr49" draw:text-style-name="P41" draw:layer="layout" svg:width="3.429cm" svg:height="1.549cm" svg:x="12.176cm" svg:y="5.964cm">
          <text:p text:style-name="P2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6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7.354cm">
          <draw:text-box>
            <text:p><text:span text:style-name="T3">phytoplankton</text:span></text:p>
          </draw:text-box>
        </draw:frame>
        <draw:custom-shape draw:style-name="gr40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2.303cm)">
          <text:p text:style-name="P2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7" draw:layer="layout" svg:width="0.686cm" svg:height="1.27cm" svg:x="7.665cm" svg:y="4.323cm">
          <text:p text:style-name="P22"><text:span text:style-name="T2"><text:s/></text:span><text:span text:style-name="T2">de</text:span><text:span text:style-name="T8">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5" draw:layer="layout" svg:width="0.686cm" svg:height="1.143cm" svg:x="14.405cm" svg:y="4.431cm">
          <text:p text:style-name="P24"><text:span text:style-name="T8">increased CO</text:span><text:span text:style-name="T9">2</text:span><text:span text:style-name="T8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21" draw:layer="layout" svg:width="4.318cm" svg:height="1.016cm" svg:x="7.606cm" svg:y="5.955cm">
          <text:p text:style-name="P2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4.318cm" svg:height="1.016cm" svg:x="15.607cm" svg:y="5.955cm">
          <text:p text:style-name="P2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839cm" draw:transform="rotate (1.5707963267949) translate (5.037cm 12.276cm)">
          <draw:text-box>
            <text:p text:style-name="P2"><text:span text:style-name="T1">Antarctica</text:span></text:p>
          </draw:text-box>
        </draw:frame>
        <draw:custom-shape draw:style-name="gr5" draw:text-style-name="P5" draw:layer="layout" svg:width="3.429cm" svg:height="1.524cm" draw:transform="rotate (1.5707963267949) translate (8.239cm 12.176cm)">
          <text:p text:style-name="P2"><text:span text:style-name="T2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3.556cm" svg:height="1.545cm" draw:transform="rotate (1.5707963267949) translate (16.473cm 12.303cm)">
          <text:p text:style-name="P2"><text:span text:style-name="T2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3.429cm" svg:height="1.549cm" svg:x="12.176cm" svg:y="5.964cm">
          <text:p text:style-name="P2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425cm" svg:height="0.662cm" svg:x="4.048cm" svg:y="7.45cm">
          <draw:text-box>
            <text:p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7" draw:layer="layout" svg:width="1.425cm" svg:height="0.662cm" svg:x="4.02cm" svg:y="10.271cm">
          <draw:text-box>
            <text:p><text:span text:style-name="T4">200m</text:span></text:p>
          </draw:text-box>
        </draw:frame>
        <draw:frame draw:style-name="gr8" draw:text-style-name="P7" draw:layer="layout" svg:width="1.425cm" svg:height="0.662cm" svg:x="4.021cm" svg:y="12.871cm">
          <draw:text-box>
            <text:p><text:span text:style-name="T4">300m</text:span></text:p>
          </draw:text-box>
        </draw:frame>
        <draw:custom-shape draw:style-name="gr56" draw:text-style-name="P9" draw:layer="layout" svg:width="0.508cm" svg:height="1.27cm" svg:x="7.763cm" svg:y="4.321cm">
          <text:p text:style-name="P8"><text:span text:style-name="T2">CO</text:span><text:span text:style-name="T5">2 </text:span><text:span text:style-name="T2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12.319cm" svg:height="0.962cm" svg:x="9.89cm" svg:y="0.038cm">
          <draw:text-box>
            <text:p>Southern Ocean normal state</text:p>
          </draw:text-box>
        </draw:frame>
        <draw:custom-shape draw:style-name="gr12" draw:text-style-name="P11" draw:layer="layout" svg:width="0.508cm" svg:height="1.143cm" svg:x="14.403cm" svg:y="4.429cm">
          <text:p text:style-name="P10"><text:span text:style-name="T2">CO</text:span><text:span text:style-name="T5">2</text:span><text:span text:style-name="T2">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3" draw:text-style-name="P13" draw:layer="layout" svg:width="1.651cm" svg:height="1.524cm" svg:x="9.493cm" svg:y="2.259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242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g>
          <draw:path draw:style-name="gr16" draw:text-style-name="P1" draw:layer="layout" svg:width="15.254cm" svg:height="18.462cm" draw:transform="skewX (-0.290073721681457) rotate (-1.04981554507459) translate (19.0069213644915cm -7.119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15" draw:layer="layout" svg:width="1.315cm" svg:height="0.683cm" svg:x="26.636cm" svg:y="5.818cm">
            <draw:text-box>
              <text:p><text:span text:style-name="T6">MLD</text:span></text:p>
            </draw:text-box>
          </draw:frame>
        </draw:g>
        <draw:g>
          <draw:custom-shape draw:style-name="gr18" draw:text-style-name="P13" draw:layer="layout" svg:width="2.134cm" svg:height="2.134cm" svg:x="18.893cm" svg:y="1.94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64cm" svg:height="0.285cm" svg:x="19.86cm" svg:y="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16" draw:layer="layout" svg:width="1.651cm" svg:height="0.683cm" svg:x="7.333cm" svg:y="6.336cm">
          <draw:text-box>
            <text:p><text:span text:style-name="T7">HNLC</text:span></text:p>
          </draw:text-box>
        </draw:frame>
        <draw:custom-shape draw:style-name="gr20" draw:text-style-name="P2" draw:layer="layout" svg:width="0.254cm" svg:height="0.254cm" svg:x="10.4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2cm" svg:y="7.4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cm" svg:y="6.8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4cm" svg:y="7.6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1cm" svg:y="8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5cm" svg:y="7.0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4cm" svg:y="6.6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cm" svg:y="6.4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3cm" svg:y="7.3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7cm" svg:y="7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5cm" svg:y="7.5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2cm" svg:y="8.6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3cm" svg:y="7.9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3cm" svg:y="6.2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6cm" svg:y="6.9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5cm" svg:y="6.5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4cm" svg:y="7.4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3cm" svg:y="7.353cm">
          <draw:text-box>
            <text:p><text:span text:style-name="T3">phytoplankton</text:span></text:p>
          </draw:text-box>
        </draw:frame>
        <draw:g>
          <draw:custom-shape draw:style-name="gr39" draw:text-style-name="P13" draw:layer="layout" svg:width="1.651cm" svg:height="1.524cm" svg:x="9.712cm" svg:y="2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461cm" svg:y="2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9.408cm" svg:y="2.26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808cm" svg:y1="2.389cm" svg:x2="19.659cm" svg:y2="3.653cm">
            <text:p/>
          </draw:line>
          <draw:line draw:style-name="gr28" draw:text-style-name="P1" draw:layer="layout" svg:x1="20.806cm" svg:y1="3.529cm" svg:x2="19.663cm" svg:y2="2.513cm">
            <text:p/>
          </draw:line>
        </draw:g>
      </draw:page>
      <draw:page draw:name="page15" draw:style-name="dp1" draw:master-page-name="Default">
        <draw:g>
          <draw:custom-shape draw:style-name="gr13" draw:text-style-name="P13" draw:layer="layout" svg:width="1.651cm" svg:height="1.524cm" svg:x="9.76cm" svg:y="0.1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0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0.1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0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0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0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0.1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0.3cm" svg:x2="19.411cm" svg:y2="1.564cm">
            <text:p/>
          </draw:line>
          <draw:line draw:style-name="gr28" draw:text-style-name="P1" draw:layer="layout" svg:x1="20.558cm" svg:y1="1.44cm" svg:x2="19.415cm" svg:y2="0.4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50"><text:span text:style-name="T1">Antarctica</text:span></text:p>
          </draw:text-box>
        </draw:frame>
        <draw:frame draw:style-name="gr8" draw:text-style-name="P39" draw:layer="layout" svg:width="1.425cm" svg:height="0.662cm" svg:x="4.048cm" svg:y="7.45cm">
          <draw:text-box>
            <text:p text:style-name="P51"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 text:style-name="P51"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 text:style-name="P51"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3.41827273506088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frame draw:style-name="gr11" draw:text-style-name="P39" draw:layer="layout" svg:width="12.319cm" svg:height="0.962cm" svg:x="9.89cm" svg:y="-0.962cm">
          <draw:text-box>
            <text:p text:style-name="P51">Combined of stronger westerly winds</text:p>
          </draw:text-box>
        </draw:frame>
        <draw:custom-shape draw:style-name="gr40" draw:text-style-name="P2" draw:layer="layout" svg:width="0.254cm" svg:height="0.254cm" svg:x="12.047cm" svg:y="6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7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1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8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8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6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9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6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7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7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6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7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8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8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6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7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6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7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6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7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7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6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6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6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7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6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6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6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6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6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7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7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6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7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8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7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6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6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6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7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5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7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7.477cm" svg:x2="10.021cm" svg:y2="15.646cm">
            <text:p/>
          </draw:line>
          <draw:frame draw:style-name="gr57" draw:text-style-name="P28" draw:layer="layout" svg:width="1.171cm" svg:height="0.683cm" svg:x="9.483cm" svg:y="15.741cm">
            <draw:text-box>
              <text:p><text:span text:style-name="T11">DIC</text:span></text:p>
            </draw:text-box>
          </draw:frame>
        </draw:g>
        <draw:g>
          <draw:frame draw:style-name="gr58" draw:text-style-name="P16" draw:layer="layout" svg:width="1.651cm" svg:height="0.683cm" svg:x="7.432cm" svg:y="6.969cm">
            <draw:text-box>
              <text:p><text:span text:style-name="T7">HNLC</text:span></text:p>
            </draw:text-box>
          </draw:frame>
          <draw:line draw:style-name="gr44" draw:text-style-name="P31" draw:layer="layout" svg:x1="8.222cm" svg:y1="7.563cm" svg:x2="8.222cm" svg:y2="15.654cm">
            <text:p/>
          </draw:line>
          <draw:frame draw:style-name="gr59" draw:text-style-name="P32" draw:layer="layout" svg:width="2.159cm" svg:height="0.683cm" svg:x="7.223cm" svg:y="15.748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1cm" svg:y="7.351cm">
          <draw:text-box>
            <text:p text:style-name="P52"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6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6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6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5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5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5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5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5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5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5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5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5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2.176cm)">
          <text:p text:style-name="P53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2.303cm)">
          <text:p text:style-name="P53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4" draw:layer="layout" svg:width="3.429cm" svg:height="1.549cm" svg:x="12.193cm" svg:y="5.964cm">
          <text:p text:style-name="P50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6" draw:layer="layout" svg:width="0.686cm" svg:height="0.864cm" svg:x="7.542cm" svg:y="4.653cm">
          <text:p text:style-name="P55"><text:span text:style-name="T2"><text:s/></text:span><text:span text:style-name="T8">increased CO</text:span><text:span text:style-name="T9">2 </text:span><text:span text:style-name="T8">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7" draw:layer="layout" svg:width="4.318cm" svg:height="1.016cm" svg:x="7.605cm" svg:y="5.954cm">
          <text:p text:style-name="P50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4" draw:layer="layout" svg:width="4.318cm" svg:height="1.016cm" svg:x="15.606cm" svg:y="5.954cm">
          <text:p text:style-name="P50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9" draw:layer="layout" svg:width="0.406cm" svg:height="0.508cm" svg:x="7.682cm" svg:y="3.967cm">
          <text:p text:style-name="P58"><text:span text:style-name="T3"><text:s/></text:span><text:span text:style-name="T3">increased biology 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61" draw:layer="layout" svg:width="0.813cm" svg:height="0.559cm" svg:x="7.478cm" svg:y="3.336cm">
          <text:p text:style-name="P60"><text:span text:style-name="T16"><text:s/></text:span><text:span text:style-name="T3">increased circulation 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63" draw:layer="layout" svg:width="0.559cm" svg:height="0.559cm" svg:x="7.606cm" svg:y="2.705cm">
          <text:p text:style-name="P62"><text:span text:style-name="T17">decreased thermal outga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65" draw:layer="layout" svg:width="0.559cm" svg:height="0.559cm" svg:x="13.84cm" svg:y="3.362cm">
          <text:p text:style-name="P64"><text:span text:style-name="T17">decreased circulation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67" draw:layer="layout" svg:width="0.305cm" svg:height="0.559cm" svg:x="13.966cm" svg:y="3.967cm">
          <text:p text:style-name="P66"><text:span text:style-name="T3">constant biology uptake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69" draw:layer="layout" svg:width="0.305cm" svg:height="0.508cm" svg:x="13.966cm" svg:y="4.853cm">
          <text:p text:style-name="P68"><text:span text:style-name="T2"><text:s/></text:span><text:span text:style-name="T8">increased CO</text:span><text:span text:style-name="T9">2 </text:span><text:span text:style-name="T8">uptake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71" draw:layer="layout" svg:width="0.559cm" svg:height="0.559cm" svg:x="13.84cm" svg:y="2.705cm">
          <text:p text:style-name="P70"><text:span text:style-name="T17">decreased thermal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7.477cm" svg:y1="4.556cm" svg:x2="13.446cm" svg:y2="4.556cm">
          <text:p/>
        </draw:line>
        <draw:line draw:style-name="gr65" draw:text-style-name="P1" draw:layer="layout" svg:x1="13.854cm" svg:y1="4.556cm" svg:x2="19.823cm" svg:y2="4.556cm">
          <text:p/>
        </draw:line>
        <draw:custom-shape draw:style-name="gr66" draw:text-style-name="P61" draw:layer="layout" svg:width="0.686cm" svg:height="0.559cm" svg:x="7.542cm" svg:y="2.092cm">
          <text:p text:style-name="P72"><text:span text:style-name="T16"><text:s/></text:span><text:span text:style-name="T3">increased atmospheric pCO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73" draw:layer="layout" svg:width="0.686cm" svg:height="0.559cm" svg:x="13.776cm" svg:y="2.092cm">
          <text:p text:style-name="P72"><text:span text:style-name="T16"><text:s/></text:span><text:span text:style-name="T3">increased atmospheric pCO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7.477cm" svg:y1="2.651cm" svg:x2="13.446cm" svg:y2="2.651cm">
          <text:p/>
        </draw:line>
        <draw:line draw:style-name="gr65" draw:text-style-name="P1" draw:layer="layout" svg:x1="13.854cm" svg:y1="2.651cm" svg:x2="19.823cm" svg:y2="2.651cm">
          <text:p/>
        </draw:line>
      </draw:page>
      <draw:page draw:name="page16" draw:style-name="dp1" draw:master-page-name="Default">
        <draw:g>
          <draw:custom-shape draw:style-name="gr13" draw:text-style-name="P13" draw:layer="layout" svg:width="1.651cm" svg:height="1.524cm" svg:x="9.793cm" svg:y="0.1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0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0.1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4.81cm" svg:x2="7.35cm" svg:y2="16.367cm">
            <text:p/>
          </draw:line>
          <draw:frame draw:style-name="gr2" draw:text-style-name="P3" draw:layer="layout" svg:width="2.286cm" svg:height="1.016cm" svg:x="6.334cm" svg:y="16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4.784cm" svg:x2="13.65cm" svg:y2="16.341cm">
            <text:p/>
          </draw:line>
          <draw:frame draw:style-name="gr2" draw:text-style-name="P3" draw:layer="layout" svg:width="2.286cm" svg:height="1.016cm" svg:x="12.634cm" svg:y="16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4.784cm" svg:x2="20.05cm" svg:y2="16.341cm">
            <text:p/>
          </draw:line>
          <draw:frame draw:style-name="gr2" draw:text-style-name="P3" draw:layer="layout" svg:width="2.286cm" svg:height="1.016cm" svg:x="19.034cm" svg:y="16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4.784cm" svg:x2="26.35cm" svg:y2="16.341cm">
            <text:p/>
          </draw:line>
          <draw:frame draw:style-name="gr2" draw:text-style-name="P3" draw:layer="layout" svg:width="2.286cm" svg:height="1.016cm" svg:x="25.334cm" svg:y="16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0.1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0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0.1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0.3cm" svg:x2="10.311cm" svg:y2="1.564cm">
            <text:p/>
          </draw:line>
          <draw:line draw:style-name="gr28" draw:text-style-name="P1" draw:layer="layout" svg:x1="11.458cm" svg:y1="1.44cm" svg:x2="10.315cm" svg:y2="0.424cm">
            <text:p/>
          </draw:line>
        </draw:g>
        <draw:custom-shape draw:style-name="gr3" draw:text-style-name="P4" draw:layer="layout" svg:width="1.651cm" svg:height="11.557cm" svg:x="4.175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2.276cm)">
          <draw:text-box>
            <text:p text:style-name="P50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2.176cm)">
          <text:p text:style-name="P53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7.45cm">
          <draw:text-box>
            <text:p text:style-name="P51"><text:span text:style-name="T4">100m</text:span></text:p>
          </draw:text-box>
        </draw:frame>
        <draw:line draw:style-name="gr9" draw:text-style-name="P1" draw:layer="layout" svg:x1="4.175cm" svg:y1="4.937cm" svg:x2="4.175cm" svg:y2="16.367cm">
          <text:p/>
        </draw:line>
        <draw:frame draw:style-name="gr8" draw:text-style-name="P39" draw:layer="layout" svg:width="1.425cm" svg:height="0.662cm" svg:x="4.02cm" svg:y="10.271cm">
          <draw:text-box>
            <text:p text:style-name="P51"><text:span text:style-name="T4">200m</text:span></text:p>
          </draw:text-box>
        </draw:frame>
        <draw:frame draw:style-name="gr8" draw:text-style-name="P39" draw:layer="layout" svg:width="1.425cm" svg:height="0.662cm" svg:x="4.021cm" svg:y="12.871cm">
          <draw:text-box>
            <text:p text:style-name="P51"><text:span text:style-name="T4">300m</text:span></text:p>
          </draw:text-box>
        </draw:frame>
        <draw:frame draw:style-name="gr11" draw:text-style-name="P39" draw:layer="layout" svg:width="12.319cm" svg:height="0.962cm" svg:x="9.89cm" svg:y="-1.962cm">
          <draw:text-box>
            <text:p text:style-name="P51"><text:span text:style-name="T15">Combined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5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5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5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5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5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5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5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5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5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5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5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5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5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5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5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5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5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5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5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5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7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6.419cm">
          <draw:text-box>
            <text:p text:style-name="P51"><text:span text:style-name="T10">MLD</text:span></text:p>
          </draw:text-box>
        </draw:frame>
        <draw:g>
          <draw:line draw:style-name="gr50" draw:text-style-name="P35" draw:layer="layout" svg:x1="10.02cm" svg:y1="7.35cm" svg:x2="10.02cm" svg:y2="15.637cm">
            <text:p/>
          </draw:line>
          <draw:frame draw:style-name="gr67" draw:text-style-name="P36" draw:layer="layout" svg:width="1.171cm" svg:height="0.683cm" svg:x="9.482cm" svg:y="15.733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6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6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6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6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5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5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5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5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5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5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5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6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6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6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5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6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0.335846385268891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58" draw:text-style-name="P16" draw:layer="layout" svg:width="1.651cm" svg:height="0.683cm" svg:x="7.435cm" svg:y="6.969cm">
            <draw:text-box>
              <text:p><text:span text:style-name="T7">HNLC</text:span></text:p>
            </draw:text-box>
          </draw:frame>
          <draw:line draw:style-name="gr44" draw:text-style-name="P31" draw:layer="layout" svg:x1="8.225cm" svg:y1="7.563cm" svg:x2="8.225cm" svg:y2="15.657cm">
            <text:p/>
          </draw:line>
          <draw:frame draw:style-name="gr59" draw:text-style-name="P32" draw:layer="layout" svg:width="2.159cm" svg:height="0.683cm" svg:x="7.226cm" svg:y="15.751cm">
            <draw:text-box>
              <text:p><text:span text:style-name="T12">nutrients</text:span></text:p>
            </draw:text-box>
          </draw:frame>
        </draw:g>
        <draw:custom-shape draw:style-name="gr49" draw:text-style-name="P41" draw:layer="layout" svg:width="3.429cm" svg:height="1.549cm" svg:x="12.176cm" svg:y="5.964cm">
          <text:p text:style-name="P50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6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7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6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6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6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6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7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7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6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7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8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6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6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9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8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6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6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7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6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6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7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7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6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7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8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7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6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6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7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9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7.354cm">
          <draw:text-box>
            <text:p text:style-name="P52"><text:span text:style-name="T3">phytoplankton</text:span></text:p>
          </draw:text-box>
        </draw:frame>
        <draw:custom-shape draw:style-name="gr40" draw:text-style-name="P2" draw:layer="layout" svg:width="0.254cm" svg:height="0.254cm" svg:x="13.053cm" svg:y="7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7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7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6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6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6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6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2.303cm)">
          <text:p text:style-name="P53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54" draw:layer="layout" svg:width="4.318cm" svg:height="1.016cm" svg:x="7.606cm" svg:y="5.955cm">
          <text:p text:style-name="P50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74" draw:layer="layout" svg:width="4.318cm" svg:height="1.016cm" svg:x="15.607cm" svg:y="5.955cm">
          <text:p text:style-name="P50">SST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76" draw:layer="layout" svg:width="0.356cm" svg:height="0.559cm" svg:x="13.891cm" svg:y="2.705cm">
          <text:p text:style-name="P75"><text:span text:style-name="T3">constant thermal uptake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63" draw:layer="layout" svg:width="0.686cm" svg:height="0.559cm" svg:x="7.461cm" svg:y="3.967cm">
          <text:p text:style-name="P62"><text:span text:style-name="T17">decreased biology outga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78" draw:layer="layout" svg:width="0.406cm" svg:height="0.406cm" svg:x="7.604cm" svg:y="3.362cm">
          <text:p text:style-name="P77"><text:span text:style-name="T17">decreased circulation outga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80" draw:layer="layout" svg:width="0.406cm" svg:height="0.454cm" svg:x="7.604cm" svg:y="2.705cm">
          <text:p text:style-name="P79"><text:span text:style-name="T3"><text:s/></text:span><text:span text:style-name="T3">increased thermal outgassing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82" draw:layer="layout" svg:width="0.356cm" svg:height="0.559cm" draw:transform="rotate (0.000174532925199274) translate (13.891cm 3.97cm)">
          <text:p text:style-name="P81"><text:span text:style-name="T17">constant biology uptake</text:span>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84" draw:layer="layout" svg:width="0.686cm" svg:height="0.864cm" svg:x="7.453cm" svg:y="4.683cm">
          <text:p text:style-name="P83"><text:span text:style-name="T8">decreased CO</text:span><text:span text:style-name="T9">2</text:span><text:span text:style-name="T8"> outga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7.477cm" svg:y1="4.556cm" svg:x2="13.446cm" svg:y2="4.556cm">
          <text:p/>
        </draw:line>
        <draw:line draw:style-name="gr65" draw:text-style-name="P1" draw:layer="layout" svg:x1="13.854cm" svg:y1="4.556cm" svg:x2="19.823cm" svg:y2="4.556cm">
          <text:p/>
        </draw:line>
        <draw:custom-shape draw:style-name="gr63" draw:text-style-name="P78" draw:layer="layout" svg:width="0.686cm" svg:height="0.559cm" svg:x="13.726cm" svg:y="3.362cm">
          <text:p text:style-name="P85"><text:span text:style-name="T17">decreased circulation uptak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73" draw:layer="layout" svg:width="0.559cm" svg:height="0.559cm" svg:x="7.552cm" svg:y="2.092cm">
          <text:p text:style-name="P72"><text:span text:style-name="T16"><text:s/></text:span><text:span text:style-name="T3">increased atmospheric pCO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73" draw:layer="layout" svg:width="0.559cm" svg:height="0.559cm" svg:x="13.789cm" svg:y="2.092cm">
          <text:p text:style-name="P72"><text:span text:style-name="T16"><text:s/></text:span><text:span text:style-name="T3">increased atmospheric pCO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87" draw:layer="layout" svg:width="0.305cm" svg:height="0.457cm" svg:x="13.916cm" svg:y="4.854cm">
          <text:p text:style-name="P86"><text:span text:style-name="T2"><text:s/></text:span><text:span text:style-name="T8">increased CO</text:span><text:span text:style-name="T9">2 </text:span><text:span text:style-name="T8">uptake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7.477cm" svg:y1="2.651cm" svg:x2="13.446cm" svg:y2="2.651cm">
          <text:p/>
        </draw:line>
        <draw:line draw:style-name="gr65" draw:text-style-name="P1" draw:layer="layout" svg:x1="13.854cm" svg:y1="2.651cm" svg:x2="19.823cm" svg:y2="2.651cm">
          <text:p/>
        </draw:line>
      </draw:page>
      <draw:page draw:name="page17" draw:style-name="dp1" draw:master-page-name="Default">
        <draw:g>
          <draw:custom-shape draw:style-name="gr13" draw:text-style-name="P13" draw:layer="layout" svg:width="1.651cm" svg:height="1.524cm" svg:x="9.76cm" svg:y="0.5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5cm" svg:y="0.592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1cm" svg:y="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3" draw:layer="layout" svg:width="1.651cm" svg:height="1.524cm" svg:x="9.964cm" svg:y="0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0.713cm" svg:y="1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5.81cm" svg:x2="7.35cm" svg:y2="17.367cm">
            <text:p/>
          </draw:line>
          <draw:frame draw:style-name="gr2" draw:text-style-name="P3" draw:layer="layout" svg:width="2.286cm" svg:height="1.016cm" svg:x="6.334cm" svg:y="17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5.784cm" svg:x2="13.65cm" svg:y2="17.341cm">
            <text:p/>
          </draw:line>
          <draw:frame draw:style-name="gr2" draw:text-style-name="P3" draw:layer="layout" svg:width="2.286cm" svg:height="1.016cm" svg:x="12.634cm" svg:y="17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5.784cm" svg:x2="20.05cm" svg:y2="17.341cm">
            <text:p/>
          </draw:line>
          <draw:frame draw:style-name="gr2" draw:text-style-name="P3" draw:layer="layout" svg:width="2.286cm" svg:height="1.016cm" svg:x="19.034cm" svg:y="17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5.784cm" svg:x2="26.35cm" svg:y2="17.341cm">
            <text:p/>
          </draw:line>
          <draw:frame draw:style-name="gr2" draw:text-style-name="P3" draw:layer="layout" svg:width="2.286cm" svg:height="1.016cm" svg:x="25.334cm" svg:y="17.595cm">
            <draw:text-box>
              <text:p text:style-name="P2">30°S</text:p>
            </draw:text-box>
          </draw:frame>
        </draw:g>
        <draw:g>
          <draw:custom-shape draw:style-name="gr27" draw:text-style-name="P1" draw:layer="layout" svg:width="1.651cm" svg:height="1.524cm" svg:x="19.16cm" svg:y="0.5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20.56cm" svg:y1="0.7cm" svg:x2="19.411cm" svg:y2="1.964cm">
            <text:p/>
          </draw:line>
          <draw:line draw:style-name="gr28" draw:text-style-name="P1" draw:layer="layout" svg:x1="20.558cm" svg:y1="1.84cm" svg:x2="19.415cm" svg:y2="0.824cm">
            <text:p/>
          </draw:line>
        </draw:g>
        <draw:custom-shape draw:style-name="gr3" draw:text-style-name="P4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3.276cm)">
          <draw:text-box>
            <text:p text:style-name="P50"><text:span text:style-name="T1">Antarctica</text:span></text:p>
          </draw:text-box>
        </draw:frame>
        <draw:frame draw:style-name="gr8" draw:text-style-name="P39" draw:layer="layout" svg:width="1.425cm" svg:height="0.662cm" svg:x="4.048cm" svg:y="8.45cm">
          <draw:text-box>
            <text:p text:style-name="P51"><text:span text:style-name="T4">100m</text:span></text:p>
          </draw:text-box>
        </draw:frame>
        <draw:line draw:style-name="gr9" draw:text-style-name="P1" draw:layer="layout" svg:x1="4.175cm" svg:y1="5.937cm" svg:x2="4.175cm" svg:y2="17.367cm">
          <text:p/>
        </draw:line>
        <draw:frame draw:style-name="gr8" draw:text-style-name="P39" draw:layer="layout" svg:width="1.425cm" svg:height="0.662cm" svg:x="4.02cm" svg:y="11.271cm">
          <draw:text-box>
            <text:p text:style-name="P51"><text:span text:style-name="T4">200m</text:span></text:p>
          </draw:text-box>
        </draw:frame>
        <draw:frame draw:style-name="gr8" draw:text-style-name="P39" draw:layer="layout" svg:width="1.425cm" svg:height="0.662cm" svg:x="4.021cm" svg:y="13.871cm">
          <draw:text-box>
            <text:p text:style-name="P51"><text:span text:style-name="T4">300m</text:span></text:p>
          </draw:text-box>
        </draw:frame>
        <draw:path draw:style-name="gr32" draw:text-style-name="P1" draw:layer="layout" svg:width="10.115cm" svg:height="19.294cm" draw:transform="rotate (-1.45979338636806) translate (25.4752157582147cm 4.41827273506088cm)" svg:viewBox="0 0 10116 19295" svg:d="M0 19271c343 77 664-55 1004-80 335-26 668-102 988-212 319-110 682-9 984-179 308-175 650-160 984-181 318-19 637 68 959 44 332-25 650 1 969-53 339-57 679-63 1013-145 329-80 661-128 991-242 385-134 682-373 1054-526 383-157 691-480 897-832 163-276 98-631 138-948 40-316 45-639 106-952 63-325 7-645-21-967-31-352-104-797-472-952-331-139-602-370-903-550-381-228-446-677-832-896-350-199-653-502-835-865-176-349-375-675-561-1026-183-344-318-703-528-1023-219-334-486-645-624-1033-128-360-346-685-462-1048-113-352-277-670-402-1009-131-355-292-699-394-1071-95-349-233-686-335-1033-101-342-252-672-303-1030-49-351-232-666-338-1002-105-331-163-678-306-998l-92-332-18-130">
          <text:p/>
        </draw:path>
        <draw:g>
          <draw:g>
            <draw:ellipse draw:style-name="gr15" draw:text-style-name="P2" draw:layer="layout" svg:width="1.187cm" svg:height="0.668cm" svg:x="6.3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6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6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6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6.42cm" draw:kind="arc" draw:start-angle="2.25" draw:end-angle="174.87">
              <text:p/>
            </draw:ellipse>
          </draw:g>
        </draw:g>
        <draw:frame draw:style-name="gr11" draw:text-style-name="P39" draw:layer="layout" svg:width="12.319cm" svg:height="0.962cm" svg:x="9.89cm" svg:y="-0.962cm">
          <draw:text-box>
            <text:p text:style-name="P51">Combined of stronger westerly winds</text:p>
          </draw:text-box>
        </draw:frame>
        <draw:custom-shape draw:style-name="gr40" draw:text-style-name="P2" draw:layer="layout" svg:width="0.254cm" svg:height="0.254cm" svg:x="12.047cm" svg:y="7.5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4cm" svg:y="8.1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82cm" svg:y="12.05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449cm" svg:y="9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5cm" svg:y="9.0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cm" svg:y="7.37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1cm" svg:y="10.86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48cm" svg:y="7.5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1cm" svg:y="8.4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5cm" svg:y="8.1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49cm" svg:y="7.8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3cm" svg:y="8.6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cm" svg:y="9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51cm" svg:y="9.0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1cm" svg:y="7.3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4cm" svg:y="8.0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3cm" svg:y="7.664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502cm" svg:y="8.5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648cm" svg:y="7.40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1cm" svg:y="8.13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5cm" svg:y="8.0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49cm" svg:y="7.7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3cm" svg:y="7.45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35cm" svg:y="7.9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151cm" svg:y="8.3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591cm" svg:y="7.27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4cm" svg:y="7.6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83cm" svg:y="7.0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2cm" svg:y="7.76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49cm" svg:y="7.4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2cm" svg:y="8.33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6cm" svg:y="8.0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cm" svg:y="7.7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4cm" svg:y="8.55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1cm" svg:y="9.6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2cm" svg:y="8.9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992cm" svg:y="7.2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5cm" svg:y="7.9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4cm" svg:y="7.565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path draw:style-name="gr16" draw:text-style-name="P1" draw:layer="layout" svg:width="15.254cm" svg:height="18.462cm" draw:transform="skewX (-0.290073721681457) rotate (-1.04981554507459) translate (19.0069213644915cm -6.11747490034401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  <text:p/>
          </draw:path>
          <draw:frame draw:style-name="gr17" draw:text-style-name="P26" draw:layer="layout" svg:width="1.315cm" svg:height="0.683cm" svg:x="26.636cm" svg:y="6.82cm">
            <draw:text-box>
              <text:p><text:span text:style-name="T10">MLD</text:span></text:p>
            </draw:text-box>
          </draw:frame>
        </draw:g>
        <draw:custom-shape draw:style-name="gr40" draw:text-style-name="P2" draw:layer="layout" svg:width="0.254cm" svg:height="0.254cm" svg:x="18.803cm" svg:y="8.4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7.0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g>
          <draw:line draw:style-name="gr35" draw:text-style-name="P27" draw:layer="layout" svg:x1="10.021cm" svg:y1="8.477cm" svg:x2="10.021cm" svg:y2="16.646cm">
            <text:p/>
          </draw:line>
          <draw:frame draw:style-name="gr57" draw:text-style-name="P28" draw:layer="layout" svg:width="1.171cm" svg:height="0.683cm" svg:x="9.483cm" svg:y="16.741cm">
            <draw:text-box>
              <text:p><text:span text:style-name="T11">DIC</text:span></text:p>
            </draw:text-box>
          </draw:frame>
        </draw:g>
        <draw:g>
          <draw:frame draw:style-name="gr58" draw:text-style-name="P16" draw:layer="layout" svg:width="1.651cm" svg:height="0.683cm" svg:x="7.432cm" svg:y="7.969cm">
            <draw:text-box>
              <text:p><text:span text:style-name="T7">HNLC</text:span></text:p>
            </draw:text-box>
          </draw:frame>
          <draw:line draw:style-name="gr44" draw:text-style-name="P31" draw:layer="layout" svg:x1="8.222cm" svg:y1="8.563cm" svg:x2="8.222cm" svg:y2="16.654cm">
            <text:p/>
          </draw:line>
          <draw:frame draw:style-name="gr59" draw:text-style-name="P32" draw:layer="layout" svg:width="2.159cm" svg:height="0.683cm" svg:x="7.223cm" svg:y="16.748cm">
            <draw:text-box>
              <text:p><text:span text:style-name="T12">nutrients</text:span></text:p>
            </draw:text-box>
          </draw:frame>
        </draw:g>
        <draw:frame draw:style-name="gr23" draw:text-style-name="P18" draw:layer="layout" svg:width="2.921cm" svg:height="1.115cm" svg:x="10.971cm" svg:y="8.351cm">
          <draw:text-box>
            <text:p text:style-name="P52"><text:span text:style-name="T3">phytoplankton</text:span></text:p>
          </draw:text-box>
        </draw:frame>
        <draw:g>
          <draw:g>
            <draw:ellipse draw:style-name="gr37" draw:text-style-name="P21" draw:layer="layout" svg:width="1.187cm" svg:height="1.057cm" svg:x="6.3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6cm 7.15cm)" draw:kind="arc" draw:start-angle="5.12" draw:end-angle="177.74">
              <text:p/>
            </draw:ellipse>
            <draw:ellipse draw:style-name="gr37" draw:text-style-name="P21" draw:layer="layout" svg:width="1.188cm" svg:height="1.054cm" svg:x="8.6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1.015cm 7.15cm)" draw:kind="arc" draw:start-angle="5.12" draw:end-angle="177.74">
              <text:p/>
            </draw:ellipse>
            <draw:ellipse draw:style-name="gr37" draw:text-style-name="P21" draw:layer="layout" svg:width="1.188cm" svg:height="1.054cm" svg:x="6.3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8.677cm 7.15cm)" draw:kind="arc" draw:start-angle="5.12" draw:end-angle="177.74">
              <text:p/>
            </draw:ellipse>
            <draw:ellipse draw:style-name="gr37" draw:text-style-name="P21" draw:layer="layout" svg:width="1.188cm" svg:height="1.054cm" svg:x="10.9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3.353cm 7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13.319cm" svg:y="6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6cm 6.826cm)" draw:kind="arc" draw:start-angle="5.12" draw:end-angle="177.74">
              <text:p/>
            </draw:ellipse>
            <draw:ellipse draw:style-name="gr38" draw:text-style-name="P29" draw:layer="layout" svg:width="1.188cm" svg:height="0.389cm" svg:x="15.657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8.015cm 6.826cm)" draw:kind="arc" draw:start-angle="5.12" draw:end-angle="177.74">
              <text:p/>
            </draw:ellipse>
            <draw:ellipse draw:style-name="gr38" draw:text-style-name="P29" draw:layer="layout" svg:width="1.188cm" svg:height="0.389cm" svg:x="13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5.677cm 6.826cm)" draw:kind="arc" draw:start-angle="5.12" draw:end-angle="177.74">
              <text:p/>
            </draw:ellipse>
            <draw:ellipse draw:style-name="gr38" draw:text-style-name="P29" draw:layer="layout" svg:width="1.188cm" svg:height="0.389cm" svg:x="17.995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0.353cm 6.826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20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6cm 6.827cm)" draw:kind="arc" draw:start-angle="5.12" draw:end-angle="177.74">
              <text:p/>
            </draw:ellipse>
            <draw:ellipse draw:style-name="gr38" draw:text-style-name="P29" draw:layer="layout" svg:width="1.188cm" svg:height="0.389cm" svg:x="22.657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5.015cm 6.827cm)" draw:kind="arc" draw:start-angle="5.12" draw:end-angle="177.74">
              <text:p/>
            </draw:ellipse>
            <draw:ellipse draw:style-name="gr38" draw:text-style-name="P29" draw:layer="layout" svg:width="1.188cm" svg:height="0.389cm" svg:x="20.319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2.677cm 6.827cm)" draw:kind="arc" draw:start-angle="5.12" draw:end-angle="177.74">
              <text:p/>
            </draw:ellipse>
            <draw:ellipse draw:style-name="gr38" draw:text-style-name="P29" draw:layer="layout" svg:width="1.188cm" svg:height="0.389cm" svg:x="24.995cm" svg:y="6.501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27.353cm 6.827cm)" draw:kind="arc" draw:start-angle="5.12" draw:end-angle="177.74">
              <text:p/>
            </draw:ellipse>
          </draw:g>
        </draw:g>
        <draw:custom-shape draw:style-name="gr29" draw:text-style-name="P20" draw:layer="layout" svg:width="3.429cm" svg:height="1.524cm" draw:transform="rotate (1.5707963267949) translate (8.356cm 13.176cm)">
          <text:p text:style-name="P53"><text:span text:style-name="T8">upwell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3.556cm" svg:height="1.545cm" draw:transform="rotate (1.5707963267949) translate (16.49cm 13.303cm)">
          <text:p text:style-name="P53"><text:span text:style-name="T8">downwel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4" draw:layer="layout" svg:width="3.429cm" svg:height="1.549cm" svg:x="12.193cm" svg:y="6.964cm">
          <text:p text:style-name="P50"><text:span text:style-name="T3">Ekman trans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6" draw:layer="layout" svg:width="0.686cm" svg:height="0.864cm" svg:x="7.595cm" svg:y="5.653cm">
          <text:p text:style-name="P88"><text:span text:style-name="T2"><text:s/></text:span><text:span text:style-name="T8">increased dpCO</text:span><text:span text:style-name="T9">2 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7" draw:layer="layout" svg:width="4.318cm" svg:height="1.016cm" svg:x="7.605cm" svg:y="6.954cm">
          <text:p text:style-name="P50">SST coo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4" draw:layer="layout" svg:width="4.318cm" svg:height="1.016cm" svg:x="15.606cm" svg:y="6.954cm">
          <text:p text:style-name="P50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9" draw:layer="layout" svg:width="0.406cm" svg:height="0.508cm" svg:x="7.735cm" svg:y="4.267cm">
          <text:p text:style-name="P89"><text:span text:style-name="T3"><text:s/></text:span><text:span text:style-name="T3">increased biology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91" draw:layer="layout" svg:width="1.118cm" svg:height="0.559cm" svg:x="7.379cm" svg:y="3.636cm">
          <text:p text:style-name="P90"><text:span text:style-name="T16"><text:s/></text:span><text:span text:style-name="T3">increased circulation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63" draw:layer="layout" svg:width="0.559cm" svg:height="0.559cm" svg:x="7.659cm" svg:y="3.005cm">
          <text:p text:style-name="P92"><text:span text:style-name="T17">decreased thermal </text:span><text:span text:style-name="T3">pCO</text:span><text:span text:style-name="T18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7.477cm" svg:y1="4.856cm" svg:x2="13.446cm" svg:y2="4.856cm">
          <text:p/>
        </draw:line>
        <draw:line draw:style-name="gr65" draw:text-style-name="P1" draw:layer="layout" svg:x1="13.854cm" svg:y1="4.856cm" svg:x2="19.823cm" svg:y2="4.856cm">
          <text:p/>
        </draw:line>
        <draw:custom-shape draw:style-name="gr66" draw:text-style-name="P73" draw:layer="layout" svg:width="0.686cm" svg:height="0.559cm" svg:x="7.604cm" svg:y="4.962cm">
          <text:p text:style-name="P72"><text:span text:style-name="T16"><text:s/></text:span><text:span text:style-name="T3">increased atmospheric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73" draw:layer="layout" svg:width="0.686cm" svg:height="0.559cm" svg:x="13.783cm" svg:y="4.962cm">
          <text:p text:style-name="P72"><text:span text:style-name="T16"><text:s/></text:span><text:span text:style-name="T3">increased atmospheric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7.477cm" svg:y1="5.572cm" svg:x2="13.446cm" svg:y2="5.572cm">
          <text:p/>
        </draw:line>
        <draw:line draw:style-name="gr65" draw:text-style-name="P1" draw:layer="layout" svg:x1="13.854cm" svg:y1="5.572cm" svg:x2="19.823cm" svg:y2="5.572cm">
          <text:p/>
        </draw:line>
        <draw:frame draw:style-name="gr76" draw:text-style-name="P18" draw:layer="layout" svg:width="2.094cm" svg:height="1.207cm" svg:x="5.764cm" svg:y="3.732cm">
          <draw:text-box>
            <text:p text:style-name="P93"><text:span text:style-name="T3">pCO</text:span><text:span text:style-name="T18">2</text:span><text:span text:style-name="T19">ocean</text:span></text:p>
          </draw:text-box>
        </draw:frame>
        <draw:frame draw:style-name="gr77" draw:text-style-name="P18" draw:layer="layout" svg:width="1.905cm" svg:height="0.776cm" svg:x="5.764cm" svg:y="4.81cm">
          <draw:text-box>
            <text:p text:style-name="P93"><text:span text:style-name="T3">pCO</text:span><text:span text:style-name="T18">2</text:span><text:span text:style-name="T19">atm</text:span></text:p>
          </draw:text-box>
        </draw:frame>
        <draw:frame draw:style-name="gr77" draw:text-style-name="P18" draw:layer="layout" svg:width="1.905cm" svg:height="0.776cm" svg:x="5.799cm" svg:y="5.672cm">
          <draw:text-box>
            <text:p text:style-name="P93"><text:span text:style-name="T3">dpCO</text:span><text:span text:style-name="T18">2</text:span></text:p>
          </draw:text-box>
        </draw:frame>
        <draw:line draw:style-name="gr65" draw:text-style-name="P1" draw:layer="layout" svg:x1="5.953cm" svg:y1="5.572cm" svg:x2="7.223cm" svg:y2="5.572cm">
          <text:p/>
        </draw:line>
        <draw:custom-shape draw:style-name="gr73" draw:text-style-name="P91" draw:layer="layout" svg:width="0.559cm" svg:height="0.559cm" svg:x="13.837cm" svg:y="3.636cm">
          <text:p text:style-name="P90"><text:span text:style-name="T16"><text:s/></text:span><text:span text:style-name="T3">increased circulation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95" draw:layer="layout" svg:width="0.559cm" svg:height="0.559cm" svg:x="13.837cm" svg:y="2.981cm">
          <text:p text:style-name="P94"><text:span text:style-name="T16"><text:s/></text:span><text:span text:style-name="T3">increased thermal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97" draw:layer="layout" svg:width="0.406cm" svg:height="0.559cm" svg:x="13.914cm" svg:y="5.799cm">
          <text:p text:style-name="P96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99" draw:layer="layout" svg:width="0.254cm" svg:height="0.559cm" svg:x="13.99cm" svg:y="4.302cm">
          <text:p text:style-name="P98"><text:span text:style-name="T3">constant biology pCO</text:span><text:span text:style-name="T18">2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8" draw:style-name="dp1" draw:master-page-name="Default">
        <draw:g>
          <draw:custom-shape draw:style-name="gr13" draw:text-style-name="P13" draw:layer="layout" svg:width="1.651cm" svg:height="1.524cm" svg:x="9.793cm" svg:y="0.559cm"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3cm" svg:height="0.203cm" svg:x="10.542cm" svg:y="1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3" draw:layer="layout" svg:width="1.626cm" svg:height="1.524cm" svg:x="18.894cm" svg:y="0.591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02cm" svg:height="0.204cm" svg:x="19.63cm" svg:y="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35cm" svg:y1="5.81cm" svg:x2="7.35cm" svg:y2="17.367cm">
            <text:p/>
          </draw:line>
          <draw:frame draw:style-name="gr2" draw:text-style-name="P3" draw:layer="layout" svg:width="2.286cm" svg:height="1.016cm" svg:x="6.334cm" svg:y="17.621cm">
            <draw:text-box>
              <text:p text:style-name="P2">60°S</text:p>
            </draw:text-box>
          </draw:frame>
        </draw:g>
        <draw:g>
          <draw:line draw:style-name="gr1" draw:text-style-name="P1" draw:layer="layout" svg:x1="13.65cm" svg:y1="5.784cm" svg:x2="13.65cm" svg:y2="17.341cm">
            <text:p/>
          </draw:line>
          <draw:frame draw:style-name="gr2" draw:text-style-name="P3" draw:layer="layout" svg:width="2.286cm" svg:height="1.016cm" svg:x="12.634cm" svg:y="17.595cm">
            <draw:text-box>
              <text:p text:style-name="P2">50°S</text:p>
            </draw:text-box>
          </draw:frame>
        </draw:g>
        <draw:g>
          <draw:line draw:style-name="gr1" draw:text-style-name="P1" draw:layer="layout" svg:x1="20.05cm" svg:y1="5.784cm" svg:x2="20.05cm" svg:y2="17.341cm">
            <text:p/>
          </draw:line>
          <draw:frame draw:style-name="gr2" draw:text-style-name="P3" draw:layer="layout" svg:width="2.286cm" svg:height="1.016cm" svg:x="19.034cm" svg:y="17.595cm">
            <draw:text-box>
              <text:p text:style-name="P2">40°S</text:p>
            </draw:text-box>
          </draw:frame>
        </draw:g>
        <draw:g>
          <draw:line draw:style-name="gr1" draw:text-style-name="P1" draw:layer="layout" svg:x1="26.35cm" svg:y1="5.784cm" svg:x2="26.35cm" svg:y2="17.341cm">
            <text:p/>
          </draw:line>
          <draw:frame draw:style-name="gr2" draw:text-style-name="P3" draw:layer="layout" svg:width="2.286cm" svg:height="1.016cm" svg:x="25.334cm" svg:y="17.595cm">
            <draw:text-box>
              <text:p text:style-name="P2">30°S</text:p>
            </draw:text-box>
          </draw:frame>
        </draw:g>
        <draw:g>
          <draw:custom-shape draw:style-name="gr25" draw:text-style-name="P13" draw:layer="layout" svg:width="1.651cm" svg:height="1.524cm" svg:x="19.06cm" svg:y="0.57cm"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increas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203cm" svg:height="0.203cm" svg:x="19.809cm" svg:y="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" draw:layer="layout" svg:width="1.651cm" svg:height="1.524cm" svg:x="10.06cm" svg:y="0.571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duced westerli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1.46cm" svg:y1="0.7cm" svg:x2="10.311cm" svg:y2="1.964cm">
            <text:p/>
          </draw:line>
          <draw:line draw:style-name="gr28" draw:text-style-name="P1" draw:layer="layout" svg:x1="11.458cm" svg:y1="1.84cm" svg:x2="10.315cm" svg:y2="0.824cm">
            <text:p/>
          </draw:line>
        </draw:g>
        <draw:custom-shape draw:style-name="gr3" draw:text-style-name="P4" draw:layer="layout" svg:width="1.651cm" svg:height="11.557cm" svg:x="4.175cm" svg:y="5.81cm">
          <text:p/>
          <draw:enhanced-geometry svg:viewBox="0 0 21600 21600" draw:type="rectangle" draw:enhanced-path="M 0 0 L 21600 0 21600 21600 0 21600 0 0 Z N"/>
        </draw:custom-shape>
        <draw:frame draw:style-name="gr4" draw:text-style-name="P38" draw:layer="layout" svg:width="3.302cm" svg:height="0.839cm" draw:transform="rotate (1.5707963267949) translate (5.037cm 13.276cm)">
          <draw:text-box>
            <text:p text:style-name="P50"><text:span text:style-name="T1">Antarctica</text:span></text:p>
          </draw:text-box>
        </draw:frame>
        <draw:custom-shape draw:style-name="gr47" draw:text-style-name="P33" draw:layer="layout" svg:width="3.429cm" svg:height="1.524cm" draw:transform="rotate (1.5707963267949) translate (8.339cm 13.176cm)">
          <text:p text:style-name="P53"><text:span text:style-name="T13">upwell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9" draw:layer="layout" svg:width="1.425cm" svg:height="0.662cm" svg:x="4.048cm" svg:y="8.45cm">
          <draw:text-box>
            <text:p text:style-name="P51"><text:span text:style-name="T4">100m</text:span></text:p>
          </draw:text-box>
        </draw:frame>
        <draw:line draw:style-name="gr9" draw:text-style-name="P1" draw:layer="layout" svg:x1="4.175cm" svg:y1="5.937cm" svg:x2="4.175cm" svg:y2="17.367cm">
          <text:p/>
        </draw:line>
        <draw:frame draw:style-name="gr8" draw:text-style-name="P39" draw:layer="layout" svg:width="1.425cm" svg:height="0.662cm" svg:x="4.02cm" svg:y="11.271cm">
          <draw:text-box>
            <text:p text:style-name="P51"><text:span text:style-name="T4">200m</text:span></text:p>
          </draw:text-box>
        </draw:frame>
        <draw:frame draw:style-name="gr8" draw:text-style-name="P39" draw:layer="layout" svg:width="1.425cm" svg:height="0.662cm" svg:x="4.021cm" svg:y="13.871cm">
          <draw:text-box>
            <text:p text:style-name="P51"><text:span text:style-name="T4">300m</text:span></text:p>
          </draw:text-box>
        </draw:frame>
        <draw:frame draw:style-name="gr11" draw:text-style-name="P39" draw:layer="layout" svg:width="12.319cm" svg:height="0.962cm" svg:x="9.89cm" svg:y="-1.962cm">
          <draw:text-box>
            <text:p text:style-name="P51"><text:span text:style-name="T15">Combined weaker westerly winds</text:span></text:p>
          </draw:text-box>
        </draw:frame>
        <draw:g>
          <draw:g>
            <draw:ellipse draw:style-name="gr15" draw:text-style-name="P2" draw:layer="layout" svg:width="1.187cm" svg:height="0.668cm" svg:x="6.3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6cm 6.978cm)" draw:kind="arc" draw:start-angle="5.12" draw:end-angle="177.74">
              <text:p/>
            </draw:ellipse>
            <draw:ellipse draw:style-name="gr15" draw:text-style-name="P2" draw:layer="layout" svg:width="1.188cm" svg:height="0.666cm" svg:x="8.6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1.015cm 6.978cm)" draw:kind="arc" draw:start-angle="5.12" draw:end-angle="177.74">
              <text:p/>
            </draw:ellipse>
            <draw:ellipse draw:style-name="gr15" draw:text-style-name="P2" draw:layer="layout" svg:width="1.188cm" svg:height="0.666cm" svg:x="6.3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8.677cm 6.978cm)" draw:kind="arc" draw:start-angle="5.12" draw:end-angle="177.74">
              <text:p/>
            </draw:ellipse>
            <draw:ellipse draw:style-name="gr15" draw:text-style-name="P2" draw:layer="layout" svg:width="1.188cm" svg:height="0.666cm" svg:x="10.9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53cm 6.978cm)" draw:kind="arc" draw:start-angle="5.12" draw:end-angle="177.74">
              <text:p/>
            </draw:ellipse>
            <draw:ellipse draw:style-name="gr15" draw:text-style-name="P2" draw:layer="layout" svg:width="1.188cm" svg:height="0.668cm" svg:x="13.3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15.691cm 6.978cm)" draw:kind="arc" draw:start-angle="5.12" draw:end-angle="177.74">
              <text:p/>
            </draw:ellipse>
            <draw:ellipse draw:style-name="gr15" draw:text-style-name="P2" draw:layer="layout" svg:width="1.187cm" svg:height="0.668cm" svg:x="15.6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18.03cm 6.978cm)" draw:kind="arc" draw:start-angle="5.12" draw:end-angle="177.74">
              <text:p/>
            </draw:ellipse>
            <draw:ellipse draw:style-name="gr15" draw:text-style-name="P2" draw:layer="layout" svg:width="1.188cm" svg:height="0.668cm" svg:x="18.0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0.369cm 6.98cm)" draw:kind="arc" draw:start-angle="5.12" draw:end-angle="177.74">
              <text:p/>
            </draw:ellipse>
            <draw:ellipse draw:style-name="gr15" draw:text-style-name="P2" draw:layer="layout" svg:width="1.188cm" svg:height="0.668cm" svg:x="20.349cm" svg:y="6.42cm" draw:kind="arc" draw:start-angle="2.25" draw:end-angle="174.87">
              <text:p/>
            </draw:ellipse>
          </draw:g>
          <draw:g>
            <draw:ellipse draw:style-name="gr15" draw:text-style-name="P2" draw:layer="layout" svg:width="1.187cm" svg:height="0.668cm" svg:x="11.019cm" svg:y="6.418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6cm 6.978cm)" draw:kind="arc" draw:start-angle="5.12" draw:end-angle="177.74">
              <text:p/>
            </draw:ellipse>
            <draw:ellipse draw:style-name="gr15" draw:text-style-name="P2" draw:layer="layout" svg:width="1.188cm" svg:height="0.666cm" svg:x="13.357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5.715cm 6.978cm)" draw:kind="arc" draw:start-angle="5.12" draw:end-angle="177.74">
              <text:p/>
            </draw:ellipse>
            <draw:ellipse draw:style-name="gr15" draw:text-style-name="P2" draw:layer="layout" svg:width="1.188cm" svg:height="0.666cm" svg:x="11.019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3.377cm 6.978cm)" draw:kind="arc" draw:start-angle="5.12" draw:end-angle="177.74">
              <text:p/>
            </draw:ellipse>
            <draw:ellipse draw:style-name="gr15" draw:text-style-name="P2" draw:layer="layout" svg:width="1.188cm" svg:height="0.666cm" svg:x="15.695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18.053cm 6.978cm)" draw:kind="arc" draw:start-angle="5.12" draw:end-angle="177.74">
              <text:p/>
            </draw:ellipse>
            <draw:ellipse draw:style-name="gr15" draw:text-style-name="P2" draw:layer="layout" svg:width="1.188cm" svg:height="0.668cm" svg:x="18.034cm" svg:y="6.42cm" draw:kind="arc" draw:start-angle="2.25" draw:end-angle="174.87">
              <text:p/>
            </draw:ellipse>
            <draw:ellipse draw:style-name="gr15" draw:text-style-name="P2" draw:layer="layout" svg:width="1.187cm" svg:height="0.668cm" draw:transform="rotate (-3.14159265358979) translate (20.391cm 6.978cm)" draw:kind="arc" draw:start-angle="5.12" draw:end-angle="177.74">
              <text:p/>
            </draw:ellipse>
            <draw:ellipse draw:style-name="gr15" draw:text-style-name="P2" draw:layer="layout" svg:width="1.187cm" svg:height="0.668cm" svg:x="20.373cm" svg:y="6.42cm" draw:kind="arc" draw:start-angle="2.25" draw:end-angle="174.87">
              <text:p/>
            </draw:ellipse>
            <draw:ellipse draw:style-name="gr15" draw:text-style-name="P2" draw:layer="layout" svg:width="1.188cm" svg:height="0.666cm" draw:transform="rotate (-3.14159265358979) translate (22.73cm 6.978cm)" draw:kind="arc" draw:start-angle="5.12" draw:end-angle="177.74">
              <text:p/>
            </draw:ellipse>
            <draw:ellipse draw:style-name="gr15" draw:text-style-name="P2" draw:layer="layout" svg:width="1.188cm" svg:height="0.668cm" svg:x="22.711cm" svg:y="6.42cm" draw:kind="arc" draw:start-angle="2.25" draw:end-angle="174.87">
              <text:p/>
            </draw:ellipse>
            <draw:ellipse draw:style-name="gr15" draw:text-style-name="P2" draw:layer="layout" svg:width="1.188cm" svg:height="0.668cm" draw:transform="rotate (-3.14159265358979) translate (25.069cm 6.98cm)" draw:kind="arc" draw:start-angle="5.12" draw:end-angle="177.74">
              <text:p/>
            </draw:ellipse>
            <draw:ellipse draw:style-name="gr15" draw:text-style-name="P2" draw:layer="layout" svg:width="1.188cm" svg:height="0.668cm" svg:x="25.049cm" svg:y="6.42cm" draw:kind="arc" draw:start-angle="2.25" draw:end-angle="174.87">
              <text:p/>
            </draw:ellipse>
          </draw:g>
        </draw:g>
        <draw:path draw:style-name="gr16" draw:text-style-name="P1" draw:layer="layout" svg:width="15.254cm" svg:height="18.462cm" draw:transform="skewX (-0.290073721681457) rotate (-1.04981554507459) translate (19.0069213644915cm -6.11847490034402cm)" svg:viewBox="0 0 15255 18463" svg:d="M0 18003c485-65 955 90 1440 65 492-26 956 75 1429 189 476 116 906 157 1374 197 535 45 1076-102 1616-81 490 20 1001 35 1469-138 413-154 651-480 1091-623 381-123 647-434 942-680 315-263 608-554 890-849 255-266 582-503 725-831 159-367 253-703 289-1132 35-402 279-772 283-1181 4-392 206-764 259-1154 64-474-19-957 51-1431 61-404 243-790 252-1203 9-390 294-711 352-1089 63-407 263-785 337-1188 71-386 243-745 290-1133 48-396 126-797 314-1160 193-372 351-694 580-1064 211-340 201-758 376-1117 179-366 417-741 400-1145-19-430 435-634 414-1046l82-209">
          <text:p/>
        </draw:path>
        <draw:frame draw:style-name="gr17" draw:text-style-name="P40" draw:layer="layout" svg:width="1.315cm" svg:height="0.683cm" svg:x="26.636cm" svg:y="7.419cm">
          <draw:text-box>
            <text:p text:style-name="P51"><text:span text:style-name="T10">MLD</text:span></text:p>
          </draw:text-box>
        </draw:frame>
        <draw:g>
          <draw:line draw:style-name="gr50" draw:text-style-name="P35" draw:layer="layout" svg:x1="10.02cm" svg:y1="8.35cm" svg:x2="10.02cm" svg:y2="16.637cm">
            <text:p/>
          </draw:line>
          <draw:frame draw:style-name="gr67" draw:text-style-name="P36" draw:layer="layout" svg:width="1.171cm" svg:height="0.683cm" svg:x="9.482cm" svg:y="16.733cm">
            <draw:text-box>
              <text:p><text:span text:style-name="T14">DIC</text:span></text:p>
            </draw:text-box>
          </draw:frame>
        </draw:g>
        <draw:g>
          <draw:g>
            <draw:ellipse draw:style-name="gr37" draw:text-style-name="P21" draw:layer="layout" svg:width="1.187cm" svg:height="1.057cm" svg:x="20.4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6cm 7.15cm)" draw:kind="arc" draw:start-angle="5.12" draw:end-angle="177.74">
              <text:p/>
            </draw:ellipse>
            <draw:ellipse draw:style-name="gr37" draw:text-style-name="P21" draw:layer="layout" svg:width="1.188cm" svg:height="1.054cm" svg:x="22.7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5.115cm 7.15cm)" draw:kind="arc" draw:start-angle="5.12" draw:end-angle="177.74">
              <text:p/>
            </draw:ellipse>
            <draw:ellipse draw:style-name="gr37" draw:text-style-name="P21" draw:layer="layout" svg:width="1.188cm" svg:height="1.054cm" svg:x="20.4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2.777cm 7.15cm)" draw:kind="arc" draw:start-angle="5.12" draw:end-angle="177.74">
              <text:p/>
            </draw:ellipse>
            <draw:ellipse draw:style-name="gr37" draw:text-style-name="P21" draw:layer="layout" svg:width="1.188cm" svg:height="1.054cm" svg:x="25.0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7.453cm 7.15cm)" draw:kind="arc" draw:start-angle="5.12" draw:end-angle="177.74">
              <text:p/>
            </draw:ellipse>
          </draw:g>
          <draw:g>
            <draw:ellipse draw:style-name="gr38" draw:text-style-name="P29" draw:layer="layout" svg:width="1.187cm" svg:height="0.39cm" svg:x="6.319cm" svg:y="6.499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6cm 6.826cm)" draw:kind="arc" draw:start-angle="5.12" draw:end-angle="177.74">
              <text:p/>
            </draw:ellipse>
            <draw:ellipse draw:style-name="gr38" draw:text-style-name="P29" draw:layer="layout" svg:width="1.188cm" svg:height="0.389cm" svg:x="8.657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1.015cm 6.826cm)" draw:kind="arc" draw:start-angle="5.12" draw:end-angle="177.74">
              <text:p/>
            </draw:ellipse>
            <draw:ellipse draw:style-name="gr38" draw:text-style-name="P29" draw:layer="layout" svg:width="1.188cm" svg:height="0.389cm" svg:x="6.319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8.677cm 6.826cm)" draw:kind="arc" draw:start-angle="5.12" draw:end-angle="177.74">
              <text:p/>
            </draw:ellipse>
            <draw:ellipse draw:style-name="gr38" draw:text-style-name="P29" draw:layer="layout" svg:width="1.188cm" svg:height="0.389cm" svg:x="10.995cm" svg:y="6.5cm" draw:kind="arc" draw:start-angle="2.25" draw:end-angle="174.87">
              <text:p/>
            </draw:ellipse>
            <draw:ellipse draw:style-name="gr38" draw:text-style-name="P29" draw:layer="layout" svg:width="1.188cm" svg:height="0.39cm" draw:transform="rotate (-3.14159265358979) translate (13.353cm 6.826cm)" draw:kind="arc" draw:start-angle="5.12" draw:end-angle="177.74">
              <text:p/>
            </draw:ellipse>
          </draw:g>
          <draw:g>
            <draw:ellipse draw:style-name="gr37" draw:text-style-name="P21" draw:layer="layout" svg:width="1.187cm" svg:height="1.057cm" svg:x="13.319cm" svg:y="6.264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6cm 7.15cm)" draw:kind="arc" draw:start-angle="5.12" draw:end-angle="177.74">
              <text:p/>
            </draw:ellipse>
            <draw:ellipse draw:style-name="gr37" draw:text-style-name="P21" draw:layer="layout" svg:width="1.188cm" svg:height="1.054cm" svg:x="15.657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8.015cm 7.15cm)" draw:kind="arc" draw:start-angle="5.12" draw:end-angle="177.74">
              <text:p/>
            </draw:ellipse>
            <draw:ellipse draw:style-name="gr37" draw:text-style-name="P21" draw:layer="layout" svg:width="1.188cm" svg:height="1.054cm" svg:x="13.319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15.677cm 7.15cm)" draw:kind="arc" draw:start-angle="5.12" draw:end-angle="177.74">
              <text:p/>
            </draw:ellipse>
            <draw:ellipse draw:style-name="gr37" draw:text-style-name="P21" draw:layer="layout" svg:width="1.188cm" svg:height="1.054cm" svg:x="17.995cm" svg:y="6.267cm" draw:kind="arc" draw:start-angle="2.25" draw:end-angle="174.87">
              <text:p/>
            </draw:ellipse>
            <draw:ellipse draw:style-name="gr37" draw:text-style-name="P21" draw:layer="layout" svg:width="1.188cm" svg:height="1.057cm" draw:transform="rotate (-3.14159265358979) translate (20.353cm 7.15cm)" draw:kind="arc" draw:start-angle="5.12" draw:end-angle="177.74">
              <text:p/>
            </draw:ellipse>
          </draw:g>
        </draw:g>
        <draw:path draw:style-name="gr32" draw:text-style-name="P1" draw:layer="layout" svg:width="9.145cm" svg:height="18.383cm" draw:transform="skewX (4.43095516029532E-017) rotate (-1.1690215329858) translate (22.984160809054cm 1.33584638526889cm)" svg:viewBox="0 0 9146 18384" svg:d="M0 18384c328 1 627-44 962-220 329-174 673-340 1056-300 381 40 659-230 950-405 320-192 682-297 1038-398 384-108 739-290 1124-390 368-95 665-331 994-507 306-164 524-450 772-690 225-217 481-417 650-682 172-269 377-507 623-693 260-197 419-451 599-704 171-240 349-499 371-801 24-332-17-664-25-1000-9-365-7-726-80-1081-69-341-58-669-111-1005-53-338-65-681-138-1017-76-355-23-720-249-1035-219-307-374-662-459-1034-79-345-154-691-213-1049-58-349-17-669-50-1009-31-307 64-620 5-927-63-323-24-647-37-973-12-333-15-663-24-998-9-315 9-626-21-938l17-322-62-206">
          <text:p/>
        </draw:path>
        <draw:g>
          <draw:frame draw:style-name="gr58" draw:text-style-name="P16" draw:layer="layout" svg:width="1.651cm" svg:height="0.683cm" svg:x="7.435cm" svg:y="7.969cm">
            <draw:text-box>
              <text:p><text:span text:style-name="T7">HNLC</text:span></text:p>
            </draw:text-box>
          </draw:frame>
          <draw:line draw:style-name="gr44" draw:text-style-name="P31" draw:layer="layout" svg:x1="8.225cm" svg:y1="8.563cm" svg:x2="8.225cm" svg:y2="16.657cm">
            <text:p/>
          </draw:line>
          <draw:frame draw:style-name="gr59" draw:text-style-name="P32" draw:layer="layout" svg:width="2.159cm" svg:height="0.683cm" svg:x="7.226cm" svg:y="16.751cm">
            <draw:text-box>
              <text:p><text:span text:style-name="T12">nutrients</text:span></text:p>
            </draw:text-box>
          </draw:frame>
        </draw:g>
        <draw:custom-shape draw:style-name="gr49" draw:text-style-name="P41" draw:layer="layout" svg:width="3.429cm" svg:height="1.549cm" svg:x="12.176cm" svg:y="6.964cm">
          <text:p text:style-name="P50"><text:span text:style-name="T10">Ekman transpor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" draw:layer="layout" svg:width="0.254cm" svg:height="0.254cm" svg:x="12.049cm" svg:y="7.50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276cm" svg:y="8.16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84cm" svg:y="7.257cm">
          <text:p/>
          <draw:enhanced-geometry svg:viewBox="0 0 21600 21600" draw:mirror-horizontal="false" draw:mirror-vertical="false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5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0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992cm" svg:y="7.37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103cm" svg:y="7.86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45cm" svg:y="7.50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123cm" svg:y="8.4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677cm" svg:y="8.1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251cm" svg:y="7.8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985cm" svg:y="8.6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0.852cm" svg:y="9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1.393cm" svg:y="7.37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1.266cm" svg:y="8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0.885cm" svg:y="7.666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523cm" svg:y="10.13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77cm" svg:y="9.06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451cm" svg:y="7.7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9.085cm" svg:y="7.45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1" draw:text-style-name="P17" draw:layer="layout" svg:width="0.254cm" svg:height="0.254cm" svg:x="19.466cm" svg:y="8.3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904cm" svg:y="7.76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051cm" svg:y="7.405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724cm" svg:y="8.34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278cm" svg:y="8.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6.852cm" svg:y="7.706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586cm" svg:y="8.55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453cm" svg:y="9.6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54cm" svg:y="8.9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1" draw:text-style-name="P17" draw:layer="layout" svg:width="0.254cm" svg:height="0.254cm" svg:x="17.867cm" svg:y="7.913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2" draw:text-style-name="P2" draw:layer="layout" svg:width="0.254cm" svg:height="0.254cm" svg:x="17.486cm" svg:y="7.567cm">
          <text:p/>
          <draw:enhanced-geometry svg:viewBox="0 0 21600 21600" draw:path-stretchpoint-x="10800" draw:path-stretchpoint-y="10800" draw:text-areas="?f24 ?f26 ?f25 ?f27" draw:type="col-60da8460" draw:modifiers="108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" draw:layer="layout" svg:width="0.254cm" svg:height="0.254cm" svg:x="17.105cm" svg:y="8.4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8.805cm" svg:y="10.66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23" draw:text-style-name="P18" draw:layer="layout" svg:width="2.921cm" svg:height="1.115cm" svg:x="10.974cm" svg:y="8.354cm">
          <draw:text-box>
            <text:p text:style-name="P52"><text:span text:style-name="T3">phytoplankton</text:span></text:p>
          </draw:text-box>
        </draw:frame>
        <draw:custom-shape draw:style-name="gr40" draw:text-style-name="P2" draw:layer="layout" svg:width="0.254cm" svg:height="0.254cm" svg:x="13.053cm" svg:y="8.107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754cm" svg:y="8.208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855cm" svg:y="8.209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1.756cm" svg:y="7.7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7cm" svg:y="7.211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3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3.158cm" svg:y="7.0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0" draw:text-style-name="P2" draw:layer="layout" svg:width="0.254cm" svg:height="0.254cm" svg:x="12.058cm" svg:y="7.212cm">
          <text:p/>
          <draw:enhanced-geometry svg:viewBox="0 0 21600 21600" draw:path-stretchpoint-x="10800" draw:path-stretchpoint-y="10800" draw:text-areas="?f24 ?f26 ?f25 ?f27" draw:type="col-60da8460" draw:modifiers="6352.9411764705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8" draw:text-style-name="P33" draw:layer="layout" svg:width="3.556cm" svg:height="1.545cm" draw:transform="rotate (1.5707963267949) translate (16.473cm 13.303cm)">
          <text:p text:style-name="P53"><text:span text:style-name="T13">downwelling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54" draw:layer="layout" svg:width="4.318cm" svg:height="1.016cm" svg:x="7.606cm" svg:y="6.955cm">
          <text:p text:style-name="P50">SST war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74" draw:layer="layout" svg:width="4.318cm" svg:height="1.016cm" svg:x="15.607cm" svg:y="6.955cm">
          <text:p text:style-name="P50">SST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76" draw:layer="layout" svg:width="0.305cm" svg:height="0.559cm" svg:x="13.916cm" svg:y="3.105cm">
          <text:p text:style-name="P75"><text:span text:style-name="T3">constant thermal </text:span><text:span text:style-name="T3">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101" draw:layer="layout" svg:width="0.457cm" svg:height="0.559cm" svg:x="7.568cm" svg:y="4.367cm">
          <text:p text:style-name="P100"><text:span text:style-name="T17">decreased biology </text:span><text:span text:style-name="T3">pCO</text:span><text:span text:style-name="T18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78" draw:layer="layout" svg:width="0.406cm" svg:height="0.406cm" svg:x="7.593cm" svg:y="3.762cm">
          <text:p text:style-name="P102"><text:span text:style-name="T17">decreased circulation </text:span><text:span text:style-name="T3">pCO</text:span><text:span text:style-name="T18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80" draw:layer="layout" svg:width="0.406cm" svg:height="0.454cm" svg:x="7.593cm" svg:y="3.105cm">
          <text:p text:style-name="P66"><text:span text:style-name="T3"><text:s/></text:span><text:span text:style-name="T3">increased thermal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104" draw:layer="layout" svg:width="0.686cm" svg:height="0.864cm" svg:x="7.453cm" svg:y="5.683cm">
          <text:p text:style-name="P103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7.477cm" svg:y1="4.956cm" svg:x2="13.446cm" svg:y2="4.956cm">
          <text:p/>
        </draw:line>
        <draw:line draw:style-name="gr65" draw:text-style-name="P1" draw:layer="layout" svg:x1="13.854cm" svg:y1="4.956cm" svg:x2="19.823cm" svg:y2="4.956cm">
          <text:p/>
        </draw:line>
        <draw:custom-shape draw:style-name="gr63" draw:text-style-name="P105" draw:layer="layout" svg:width="0.686cm" svg:height="0.559cm" svg:x="13.726cm" svg:y="3.762cm">
          <text:p text:style-name="P85"><text:span text:style-name="T17">decreased circulation </text:span><text:span text:style-name="T3">pCO</text:span><text:span text:style-name="T18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73" draw:layer="layout" svg:width="0.559cm" svg:height="0.559cm" svg:x="7.516cm" svg:y="4.992cm">
          <text:p text:style-name="P72"><text:span text:style-name="T16"><text:s/></text:span><text:span text:style-name="T3">increased atmospheric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73" draw:layer="layout" svg:width="0.559cm" svg:height="0.559cm" svg:x="13.789cm" svg:y="4.992cm">
          <text:p text:style-name="P72"><text:span text:style-name="T16"><text:s/></text:span><text:span text:style-name="T3">increased atmospheric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7.477cm" svg:y1="5.586cm" svg:x2="13.446cm" svg:y2="5.586cm">
          <text:p/>
        </draw:line>
        <draw:line draw:style-name="gr65" draw:text-style-name="P1" draw:layer="layout" svg:x1="13.854cm" svg:y1="5.586cm" svg:x2="19.823cm" svg:y2="5.586cm">
          <text:p/>
        </draw:line>
        <draw:frame draw:style-name="gr77" draw:text-style-name="P18" draw:layer="layout" svg:width="1.905cm" svg:height="0.776cm" svg:x="5.8cm" svg:y="5.672cm">
          <draw:text-box>
            <text:p text:style-name="P93"><text:span text:style-name="T3">dpCO</text:span><text:span text:style-name="T18">2</text:span></text:p>
          </draw:text-box>
        </draw:frame>
        <draw:frame draw:style-name="gr77" draw:text-style-name="P18" draw:layer="layout" svg:width="1.905cm" svg:height="0.776cm" svg:x="5.765cm" svg:y="4.81cm">
          <draw:text-box>
            <text:p text:style-name="P93"><text:span text:style-name="T3">pCO</text:span><text:span text:style-name="T18">2</text:span><text:span text:style-name="T19">atm</text:span></text:p>
          </draw:text-box>
        </draw:frame>
        <draw:frame draw:style-name="gr76" draw:text-style-name="P18" draw:layer="layout" svg:width="2.286cm" svg:height="1.207cm" svg:x="5.764cm" svg:y="3.733cm">
          <draw:text-box>
            <text:p text:style-name="P93"><text:span text:style-name="T3">pCO</text:span><text:span text:style-name="T18">2</text:span><text:span text:style-name="T19">ocean</text:span></text:p>
          </draw:text-box>
        </draw:frame>
        <draw:line draw:style-name="gr65" draw:text-style-name="P1" draw:layer="layout" svg:x1="5.953cm" svg:y1="5.572cm" svg:x2="7.223cm" svg:y2="5.572cm">
          <text:p/>
        </draw:line>
        <draw:custom-shape draw:style-name="gr78" draw:text-style-name="P97" draw:layer="layout" svg:width="0.406cm" svg:height="0.559cm" svg:x="13.866cm" svg:y="5.799cm">
          <text:p text:style-name="P96"><text:span text:style-name="T8">decreased dpCO</text:span><text:span text:style-name="T9">2</text:span><text:span text:style-name="T8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76" draw:layer="layout" svg:width="0.305cm" svg:height="0.559cm" svg:x="13.916cm" svg:y="4.378cm">
          <text:p text:style-name="P75"><text:span text:style-name="T3">constant biology pCO</text:span><text:span text:style-name="T18">2</text:span></text:p>
          <draw:enhanced-geometry svg:viewBox="0 0 21600 21600" draw:mirror-horizontal="tru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color="#000000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style:font-weight-asian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5:15:06.894913635</meta:creation-date>
    <dc:date>2017-05-30T18:08:02.238568099</dc:date>
    <meta:editing-duration>P4DT22H33M40S</meta:editing-duration>
    <meta:editing-cycles>32</meta:editing-cycles>
    <meta:generator>LibreOffice/5.1.5.2$Linux_X86_64 LibreOffice_project/7a864d8825610a8c07cfc3bc01dd4fce6a9447e5</meta:generator>
    <meta:document-statistic meta:object-count="2385"/>
  </office:meta>
</office:document-meta>
</file>